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8945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Test ID:</text:p>
          </table:table-cell>
          <table:table-cell table:style-name="ce1" office:value-type="string" calcext:value-type="string">
            <text:p>Drop Point:</text:p>
          </table:table-cell>
          <table:table-cell table:style-name="ce2" office:value-type="string" calcext:value-type="string">
            <text:p>Result:</text:p>
          </table:table-cell>
          <table:table-cell/>
          <table:table-cell table:style-name="ce1" office:value-type="string" calcext:value-type="string">
            <text:p>Bin ID:</text:p>
          </table:table-cell>
          <table:table-cell table:style-name="ce1" office:value-type="string" calcext:value-type="string">
            <text:p>Bin Start:</text:p>
          </table:table-cell>
          <table:table-cell table:style-name="ce1" office:value-type="string" calcext:value-type="string">
            <text:p>Bin End:</text:p>
          </table:table-cell>
          <table:table-cell table:style-name="ce1" office:value-type="string" calcext:value-type="string">
            <text:p>Balls in Bin: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5.9952" calcext:value-type="float">
            <text:p>-5.99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7.5" calcext:value-type="float">
            <text:p>-7.5</text:p>
          </table:table-cell>
          <table:table-cell table:formula="of:=SUMPRODUCT([.C2:.C1001]&gt;[.F2]; [.C2:.C1001]&lt;[.G2]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.982" calcext:value-type="float">
            <text:p>-8.982</text:p>
          </table:table-cell>
          <table:table-cell office:value-type="float" office:value="-2.99453" calcext:value-type="float">
            <text:p>-2.994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office:value-type="float" office:value="-4.5" calcext:value-type="float">
            <text:p>-4.5</text:p>
          </table:table-cell>
          <table:table-cell table:formula="of:=SUMPRODUCT([.C3:.C1002]&gt;[.F3]; [.C3:.C1002]&lt;[.G3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.964" calcext:value-type="float">
            <text:p>-8.964</text:p>
          </table:table-cell>
          <table:table-cell office:value-type="float" office:value="-8.9997" calcext:value-type="float">
            <text:p>-8.99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5" calcext:value-type="float">
            <text:p>-4.5</text:p>
          </table:table-cell>
          <table:table-cell office:value-type="float" office:value="-1.5" calcext:value-type="float">
            <text:p>-1.5</text:p>
          </table:table-cell>
          <table:table-cell table:formula="of:=SUMPRODUCT([.C4:.C1003]&gt;[.F4]; [.C4:.C1003]&lt;[.G4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.946" calcext:value-type="float">
            <text:p>-8.946</text:p>
          </table:table-cell>
          <table:table-cell office:value-type="float" office:value="-3.00128" calcext:value-type="float">
            <text:p>-3.001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float" office:value="1.5" calcext:value-type="float">
            <text:p>1.5</text:p>
          </table:table-cell>
          <table:table-cell table:formula="of:=SUMPRODUCT([.C5:.C1004]&gt;[.F5]; [.C5:.C1004]&lt;[.G5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.928" calcext:value-type="float">
            <text:p>-8.928</text:p>
          </table:table-cell>
          <table:table-cell office:value-type="float" office:value="-3.00025" calcext:value-type="float">
            <text:p>-3.000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table:formula="of:=SUMPRODUCT([.C6:.C1005]&gt;[.F6]; [.C6:.C1005]&lt;[.G6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.91" calcext:value-type="float">
            <text:p>-8.91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table:formula="of:=SUMPRODUCT([.C7:.C1006]&gt;[.F7]; [.C7:.C1006]&lt;[.G7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.892" calcext:value-type="float">
            <text:p>-8.892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table:formula="of:=SUMPRODUCT([.C8:.C1007]&gt;[.F8]; [.C8:.C1007]&lt;[.G8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874" calcext:value-type="float">
            <text:p>-8.8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.856" calcext:value-type="float">
            <text:p>-8.856</text:p>
          </table:table-cell>
          <table:table-cell office:value-type="float" office:value="-8.99966" calcext:value-type="float">
            <text:p>-8.9996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.838" calcext:value-type="float">
            <text:p>-8.838</text:p>
          </table:table-cell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Stuck: <text:s/></text:p>
          </table:table-cell>
          <table:table-cell table:style-name="ce5" table:formula="of:=COUNTIF([.C2:.C1001]; &quot;NULL&quot;)" office:value-type="float" office:value="592" calcext:value-type="float">
            <text:p>592</text:p>
          </table:table-cell>
          <table:table-cell table:style-name="ce4" office:value-type="string" calcext:value-type="string">
            <text:p>Finished: <text:s/></text:p>
          </table:table-cell>
          <table:table-cell table:style-name="ce5" table:formula="of:=SUM([.H2:.H10]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.82" calcext:value-type="float">
            <text:p>-8.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.802" calcext:value-type="float">
            <text:p>-8.802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.784" calcext:value-type="float">
            <text:p>-8.78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.766" calcext:value-type="float">
            <text:p>-8.76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.748" calcext:value-type="float">
            <text:p>-8.74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8.73" calcext:value-type="float">
            <text:p>-8.73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.712" calcext:value-type="float">
            <text:p>-8.71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.694" calcext:value-type="float">
            <text:p>-8.69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.676" calcext:value-type="float">
            <text:p>-8.67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.658" calcext:value-type="float">
            <text:p>-8.6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.64" calcext:value-type="float">
            <text:p>-8.64</text:p>
          </table:table-cell>
          <table:table-cell office:value-type="float" office:value="-5.99941" calcext:value-type="float">
            <text:p>-5.9994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.622" calcext:value-type="float">
            <text:p>-8.62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.604" calcext:value-type="float">
            <text:p>-8.604</text:p>
          </table:table-cell>
          <table:table-cell office:value-type="float" office:value="-8.99989" calcext:value-type="float">
            <text:p>-8.9998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.586" calcext:value-type="float">
            <text:p>-8.58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.568" calcext:value-type="float">
            <text:p>-8.568</text:p>
          </table:table-cell>
          <table:table-cell office:value-type="float" office:value="-8.99987" calcext:value-type="float">
            <text:p>-8.9998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.55" calcext:value-type="float">
            <text:p>-8.55</text:p>
          </table:table-cell>
          <table:table-cell office:value-type="float" office:value="-8.99964" calcext:value-type="float">
            <text:p>-8.9996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.532" calcext:value-type="float">
            <text:p>-8.532</text:p>
          </table:table-cell>
          <table:table-cell office:value-type="float" office:value="-8.99996" calcext:value-type="float">
            <text:p>-8.9999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.514" calcext:value-type="float">
            <text:p>-8.514</text:p>
          </table:table-cell>
          <table:table-cell office:value-type="float" office:value="-8.99966" calcext:value-type="float">
            <text:p>-8.9996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.496" calcext:value-type="float">
            <text:p>-8.496</text:p>
          </table:table-cell>
          <table:table-cell office:value-type="float" office:value="-8.99969" calcext:value-type="float">
            <text:p>-8.9996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8.478" calcext:value-type="float">
            <text:p>-8.478</text:p>
          </table:table-cell>
          <table:table-cell office:value-type="float" office:value="-8.9996" calcext:value-type="float">
            <text:p>-8.999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.46" calcext:value-type="float">
            <text:p>-8.46</text:p>
          </table:table-cell>
          <table:table-cell office:value-type="float" office:value="-8.99977" calcext:value-type="float">
            <text:p>-8.9997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.442" calcext:value-type="float">
            <text:p>-8.442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8.424" calcext:value-type="float">
            <text:p>-8.424</text:p>
          </table:table-cell>
          <table:table-cell office:value-type="float" office:value="-8.98923" calcext:value-type="float">
            <text:p>-8.9892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.406" calcext:value-type="float">
            <text:p>-8.406</text:p>
          </table:table-cell>
          <table:table-cell office:value-type="float" office:value="-8.99966" calcext:value-type="float">
            <text:p>-8.99966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.388" calcext:value-type="float">
            <text:p>-8.388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.37" calcext:value-type="float">
            <text:p>-8.37</text:p>
          </table:table-cell>
          <table:table-cell office:value-type="float" office:value="-8.99969" calcext:value-type="float">
            <text:p>-8.9996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.352" calcext:value-type="float">
            <text:p>-8.352</text:p>
          </table:table-cell>
          <table:table-cell office:value-type="float" office:value="-8.99973" calcext:value-type="float">
            <text:p>-8.9997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.334" calcext:value-type="float">
            <text:p>-8.334</text:p>
          </table:table-cell>
          <table:table-cell office:value-type="float" office:value="-8.99969" calcext:value-type="float">
            <text:p>-8.9996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.316" calcext:value-type="float">
            <text:p>-8.31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.298" calcext:value-type="float">
            <text:p>-8.298</text:p>
          </table:table-cell>
          <table:table-cell office:value-type="float" office:value="-8.99998" calcext:value-type="float">
            <text:p>-8.9999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.28" calcext:value-type="float">
            <text:p>-8.28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.262" calcext:value-type="float">
            <text:p>-8.262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.244" calcext:value-type="float">
            <text:p>-8.244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8.226" calcext:value-type="float">
            <text:p>-8.22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8.208" calcext:value-type="float">
            <text:p>-8.2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.19" calcext:value-type="float">
            <text:p>-8.1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.172" calcext:value-type="float">
            <text:p>-8.17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8.154" calcext:value-type="float">
            <text:p>-8.154</text:p>
          </table:table-cell>
          <table:table-cell office:value-type="float" office:value="-8.99973" calcext:value-type="float">
            <text:p>-8.9997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.136" calcext:value-type="float">
            <text:p>-8.136</text:p>
          </table:table-cell>
          <table:table-cell office:value-type="float" office:value="-8.99962" calcext:value-type="float">
            <text:p>-8.9996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.118" calcext:value-type="float">
            <text:p>-8.11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.1" calcext:value-type="float">
            <text:p>-8.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.082" calcext:value-type="float">
            <text:p>-8.0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.064" calcext:value-type="float">
            <text:p>-8.06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.046" calcext:value-type="float">
            <text:p>-8.046</text:p>
          </table:table-cell>
          <table:table-cell office:value-type="float" office:value="-8.99966" calcext:value-type="float">
            <text:p>-8.99966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.028" calcext:value-type="float">
            <text:p>-8.028</text:p>
          </table:table-cell>
          <table:table-cell office:value-type="float" office:value="-8.99964" calcext:value-type="float">
            <text:p>-8.9996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.01" calcext:value-type="float">
            <text:p>-8.01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7.992" calcext:value-type="float">
            <text:p>-7.992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.974" calcext:value-type="float">
            <text:p>-7.974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7.956" calcext:value-type="float">
            <text:p>-7.956</text:p>
          </table:table-cell>
          <table:table-cell office:value-type="float" office:value="-8.99958" calcext:value-type="float">
            <text:p>-8.999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.938" calcext:value-type="float">
            <text:p>-7.938</text:p>
          </table:table-cell>
          <table:table-cell office:value-type="float" office:value="-8.99994" calcext:value-type="float">
            <text:p>-8.9999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7.92" calcext:value-type="float">
            <text:p>-7.92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7.902" calcext:value-type="float">
            <text:p>-7.9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7.884" calcext:value-type="float">
            <text:p>-7.88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7.866" calcext:value-type="float">
            <text:p>-7.86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7.848" calcext:value-type="float">
            <text:p>-7.84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7.83" calcext:value-type="float">
            <text:p>-7.8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.812" calcext:value-type="float">
            <text:p>-7.81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7.794" calcext:value-type="float">
            <text:p>-7.794</text:p>
          </table:table-cell>
          <table:table-cell office:value-type="float" office:value="-2.99423" calcext:value-type="float">
            <text:p>-2.9942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.776" calcext:value-type="float">
            <text:p>-7.77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.758" calcext:value-type="float">
            <text:p>-7.7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.74" calcext:value-type="float">
            <text:p>-7.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.722" calcext:value-type="float">
            <text:p>-7.72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.704" calcext:value-type="float">
            <text:p>-7.7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.686" calcext:value-type="float">
            <text:p>-7.686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.668" calcext:value-type="float">
            <text:p>-7.668</text:p>
          </table:table-cell>
          <table:table-cell office:value-type="float" office:value="-5.99908" calcext:value-type="float">
            <text:p>-5.9990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.65" calcext:value-type="float">
            <text:p>-7.6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.632" calcext:value-type="float">
            <text:p>-7.632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.614" calcext:value-type="float">
            <text:p>-7.614</text:p>
          </table:table-cell>
          <table:table-cell office:value-type="float" office:value="-6.00419" calcext:value-type="float">
            <text:p>-6.00419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.596" calcext:value-type="float">
            <text:p>-7.596</text:p>
          </table:table-cell>
          <table:table-cell office:value-type="float" office:value="-2.99813" calcext:value-type="float">
            <text:p>-2.99813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7.578" calcext:value-type="float">
            <text:p>-7.578</text:p>
          </table:table-cell>
          <table:table-cell office:value-type="float" office:value="-6.00105" calcext:value-type="float">
            <text:p>-6.0010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.56" calcext:value-type="float">
            <text:p>-7.5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.542" calcext:value-type="float">
            <text:p>-7.54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.524" calcext:value-type="float">
            <text:p>-7.524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.506" calcext:value-type="float">
            <text:p>-7.50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.488" calcext:value-type="float">
            <text:p>-7.488</text:p>
          </table:table-cell>
          <table:table-cell office:value-type="float" office:value="-8.99952" calcext:value-type="float">
            <text:p>-8.9995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.47" calcext:value-type="float">
            <text:p>-7.47</text:p>
          </table:table-cell>
          <table:table-cell office:value-type="float" office:value="-6.00528" calcext:value-type="float">
            <text:p>-6.0052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.452" calcext:value-type="float">
            <text:p>-7.452</text:p>
          </table:table-cell>
          <table:table-cell office:value-type="float" office:value="-8.99966" calcext:value-type="float">
            <text:p>-8.9996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7.434" calcext:value-type="float">
            <text:p>-7.434</text:p>
          </table:table-cell>
          <table:table-cell office:value-type="float" office:value="-8.99985" calcext:value-type="float">
            <text:p>-8.9998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.416" calcext:value-type="float">
            <text:p>-7.416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.398" calcext:value-type="float">
            <text:p>-7.398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.38" calcext:value-type="float">
            <text:p>-7.38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.362" calcext:value-type="float">
            <text:p>-7.362</text:p>
          </table:table-cell>
          <table:table-cell office:value-type="float" office:value="-8.99968" calcext:value-type="float">
            <text:p>-8.99968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.344" calcext:value-type="float">
            <text:p>-7.344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.326" calcext:value-type="float">
            <text:p>-7.326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.308" calcext:value-type="float">
            <text:p>-7.308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.29" calcext:value-type="float">
            <text:p>-7.29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7.272" calcext:value-type="float">
            <text:p>-7.272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7.254" calcext:value-type="float">
            <text:p>-7.254</text:p>
          </table:table-cell>
          <table:table-cell office:value-type="float" office:value="-8.98966" calcext:value-type="float">
            <text:p>-8.98966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7.236" calcext:value-type="float">
            <text:p>-7.236</text:p>
          </table:table-cell>
          <table:table-cell office:value-type="float" office:value="-8.9995" calcext:value-type="float">
            <text:p>-8.999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.218" calcext:value-type="float">
            <text:p>-7.218</text:p>
          </table:table-cell>
          <table:table-cell office:value-type="float" office:value="-8.9996" calcext:value-type="float">
            <text:p>-8.999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.2" calcext:value-type="float">
            <text:p>-7.2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7.182" calcext:value-type="float">
            <text:p>-7.1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7.164" calcext:value-type="float">
            <text:p>-7.164</text:p>
          </table:table-cell>
          <table:table-cell office:value-type="float" office:value="-8.99966" calcext:value-type="float">
            <text:p>-8.9996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7.146" calcext:value-type="float">
            <text:p>-7.146</text:p>
          </table:table-cell>
          <table:table-cell office:value-type="float" office:value="-8.9996" calcext:value-type="float">
            <text:p>-8.9996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7.128" calcext:value-type="float">
            <text:p>-7.128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7.11" calcext:value-type="float">
            <text:p>-7.11</text:p>
          </table:table-cell>
          <table:table-cell office:value-type="float" office:value="-8.98933" calcext:value-type="float">
            <text:p>-8.98933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7.092" calcext:value-type="float">
            <text:p>-7.092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7.074" calcext:value-type="float">
            <text:p>-7.074</text:p>
          </table:table-cell>
          <table:table-cell office:value-type="float" office:value="-5.99416" calcext:value-type="float">
            <text:p>-5.99416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7.056" calcext:value-type="float">
            <text:p>-7.05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7.038" calcext:value-type="float">
            <text:p>-7.03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7.02" calcext:value-type="float">
            <text:p>-7.02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7.002" calcext:value-type="float">
            <text:p>-7.0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6.984" calcext:value-type="float">
            <text:p>-6.984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6.966" calcext:value-type="float">
            <text:p>-6.966</text:p>
          </table:table-cell>
          <table:table-cell office:value-type="float" office:value="-8.99969" calcext:value-type="float">
            <text:p>-8.99969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6.948" calcext:value-type="float">
            <text:p>-6.94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6.93" calcext:value-type="float">
            <text:p>-6.93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6.912" calcext:value-type="float">
            <text:p>-6.912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6.894" calcext:value-type="float">
            <text:p>-6.894</text:p>
          </table:table-cell>
          <table:table-cell office:value-type="float" office:value="-8.99966" calcext:value-type="float">
            <text:p>-8.99966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.876" calcext:value-type="float">
            <text:p>-6.876</text:p>
          </table:table-cell>
          <table:table-cell office:value-type="float" office:value="-8.99958" calcext:value-type="float">
            <text:p>-8.99958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6.858" calcext:value-type="float">
            <text:p>-6.8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.84" calcext:value-type="float">
            <text:p>-6.84</text:p>
          </table:table-cell>
          <table:table-cell office:value-type="float" office:value="-8.99956" calcext:value-type="float">
            <text:p>-8.99956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.822" calcext:value-type="float">
            <text:p>-6.822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.804" calcext:value-type="float">
            <text:p>-6.804</text:p>
          </table:table-cell>
          <table:table-cell office:value-type="float" office:value="-8.99969" calcext:value-type="float">
            <text:p>-8.99969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.786" calcext:value-type="float">
            <text:p>-6.786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.768" calcext:value-type="float">
            <text:p>-6.7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.75" calcext:value-type="float">
            <text:p>-6.75</text:p>
          </table:table-cell>
          <table:table-cell office:value-type="float" office:value="-8.99964" calcext:value-type="float">
            <text:p>-8.99964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.732" calcext:value-type="float">
            <text:p>-6.732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.714" calcext:value-type="float">
            <text:p>-6.71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.696" calcext:value-type="float">
            <text:p>-6.69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.678" calcext:value-type="float">
            <text:p>-6.67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.66" calcext:value-type="float">
            <text:p>-6.66</text:p>
          </table:table-cell>
          <table:table-cell office:value-type="float" office:value="-6.00649" calcext:value-type="float">
            <text:p>-6.00649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.642" calcext:value-type="float">
            <text:p>-6.64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.624" calcext:value-type="float">
            <text:p>-6.62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.606" calcext:value-type="float">
            <text:p>-6.60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.588" calcext:value-type="float">
            <text:p>-6.588</text:p>
          </table:table-cell>
          <table:table-cell office:value-type="float" office:value="-6.00019" calcext:value-type="float">
            <text:p>-6.00019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.57" calcext:value-type="float">
            <text:p>-6.57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.552" calcext:value-type="float">
            <text:p>-6.55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.534" calcext:value-type="float">
            <text:p>-6.534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.516" calcext:value-type="float">
            <text:p>-6.516</text:p>
          </table:table-cell>
          <table:table-cell office:value-type="float" office:value="-8.99966" calcext:value-type="float">
            <text:p>-8.99966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.498" calcext:value-type="float">
            <text:p>-6.49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6.48" calcext:value-type="float">
            <text:p>-6.4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6.462" calcext:value-type="float">
            <text:p>-6.462</text:p>
          </table:table-cell>
          <table:table-cell office:value-type="float" office:value="-6.00297" calcext:value-type="float">
            <text:p>-6.00297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6.444" calcext:value-type="float">
            <text:p>-6.444</text:p>
          </table:table-cell>
          <table:table-cell office:value-type="float" office:value="-5.99863" calcext:value-type="float">
            <text:p>-5.99863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6.426" calcext:value-type="float">
            <text:p>-6.42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6.408" calcext:value-type="float">
            <text:p>-6.4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6.39" calcext:value-type="float">
            <text:p>-6.3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6.372" calcext:value-type="float">
            <text:p>-6.37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6.354" calcext:value-type="float">
            <text:p>-6.354</text:p>
          </table:table-cell>
          <table:table-cell office:value-type="float" office:value="-6.00446" calcext:value-type="float">
            <text:p>-6.00446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6.336" calcext:value-type="float">
            <text:p>-6.33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6.318" calcext:value-type="float">
            <text:p>-6.318</text:p>
          </table:table-cell>
          <table:table-cell office:value-type="float" office:value="-5.99994" calcext:value-type="float">
            <text:p>-5.99994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6.3" calcext:value-type="float">
            <text:p>-6.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6.282" calcext:value-type="float">
            <text:p>-6.2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6.264" calcext:value-type="float">
            <text:p>-6.26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6.246" calcext:value-type="float">
            <text:p>-6.246</text:p>
          </table:table-cell>
          <table:table-cell office:value-type="float" office:value="-2.99785" calcext:value-type="float">
            <text:p>-2.99785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6.228" calcext:value-type="float">
            <text:p>-6.22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6.21" calcext:value-type="float">
            <text:p>-6.2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6.192" calcext:value-type="float">
            <text:p>-6.192</text:p>
          </table:table-cell>
          <table:table-cell office:value-type="float" office:value="-6.00005" calcext:value-type="float">
            <text:p>-6.0000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6.174" calcext:value-type="float">
            <text:p>-6.1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6.156" calcext:value-type="float">
            <text:p>-6.15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6.138" calcext:value-type="float">
            <text:p>-6.13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6.12" calcext:value-type="float">
            <text:p>-6.1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6.102" calcext:value-type="float">
            <text:p>-6.1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6.084" calcext:value-type="float">
            <text:p>-6.084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6.066" calcext:value-type="float">
            <text:p>-6.06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6.048" calcext:value-type="float">
            <text:p>-6.04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6.03" calcext:value-type="float">
            <text:p>-6.03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6.012" calcext:value-type="float">
            <text:p>-6.01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5.994" calcext:value-type="float">
            <text:p>-5.99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5.976" calcext:value-type="float">
            <text:p>-5.97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5.958" calcext:value-type="float">
            <text:p>-5.9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5.94" calcext:value-type="float">
            <text:p>-5.94</text:p>
          </table:table-cell>
          <table:table-cell office:value-type="float" office:value="-3.00068" calcext:value-type="float">
            <text:p>-3.00068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5.922" calcext:value-type="float">
            <text:p>-5.92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5.904" calcext:value-type="float">
            <text:p>-5.9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5.886" calcext:value-type="float">
            <text:p>-5.88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5.868" calcext:value-type="float">
            <text:p>-5.8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5.85" calcext:value-type="float">
            <text:p>-5.8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5.832" calcext:value-type="float">
            <text:p>-5.83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5.814" calcext:value-type="float">
            <text:p>-5.81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5.796" calcext:value-type="float">
            <text:p>-5.79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5.778" calcext:value-type="float">
            <text:p>-5.77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.76" calcext:value-type="float">
            <text:p>-5.7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5.742" calcext:value-type="float">
            <text:p>-5.74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5.724" calcext:value-type="float">
            <text:p>-5.724</text:p>
          </table:table-cell>
          <table:table-cell office:value-type="float" office:value="-8.99971" calcext:value-type="float">
            <text:p>-8.99971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5.706" calcext:value-type="float">
            <text:p>-5.70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5.688" calcext:value-type="float">
            <text:p>-5.688</text:p>
          </table:table-cell>
          <table:table-cell office:value-type="float" office:value="-8.9996" calcext:value-type="float">
            <text:p>-8.9996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5.67" calcext:value-type="float">
            <text:p>-5.67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5.652" calcext:value-type="float">
            <text:p>-5.652</text:p>
          </table:table-cell>
          <table:table-cell office:value-type="float" office:value="-5.99557" calcext:value-type="float">
            <text:p>-5.99557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5.634" calcext:value-type="float">
            <text:p>-5.63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5.616" calcext:value-type="float">
            <text:p>-5.616</text:p>
          </table:table-cell>
          <table:table-cell office:value-type="float" office:value="0.00160299" calcext:value-type="float">
            <text:p>0.00160299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5.598" calcext:value-type="float">
            <text:p>-5.598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5.58" calcext:value-type="float">
            <text:p>-5.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5.562" calcext:value-type="float">
            <text:p>-5.562</text:p>
          </table:table-cell>
          <table:table-cell office:value-type="float" office:value="-5.99672" calcext:value-type="float">
            <text:p>-5.99672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5.544" calcext:value-type="float">
            <text:p>-5.544</text:p>
          </table:table-cell>
          <table:table-cell office:value-type="float" office:value="-6.00119" calcext:value-type="float">
            <text:p>-6.00119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5.526" calcext:value-type="float">
            <text:p>-5.52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5.508" calcext:value-type="float">
            <text:p>-5.5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5.49" calcext:value-type="float">
            <text:p>-5.4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5.472" calcext:value-type="float">
            <text:p>-5.47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5.454" calcext:value-type="float">
            <text:p>-5.454</text:p>
          </table:table-cell>
          <table:table-cell office:value-type="float" office:value="-5.99779" calcext:value-type="float">
            <text:p>-5.99779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5.436" calcext:value-type="float">
            <text:p>-5.43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5.418" calcext:value-type="float">
            <text:p>-5.418</text:p>
          </table:table-cell>
          <table:table-cell office:value-type="float" office:value="-2.99521" calcext:value-type="float">
            <text:p>-2.9952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5.382" calcext:value-type="float">
            <text:p>-5.3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5.364" calcext:value-type="float">
            <text:p>-5.36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5.346" calcext:value-type="float">
            <text:p>-5.346</text:p>
          </table:table-cell>
          <table:table-cell office:value-type="float" office:value="-6.00096" calcext:value-type="float">
            <text:p>-6.00096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5.328" calcext:value-type="float">
            <text:p>-5.32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5.31" calcext:value-type="float">
            <text:p>-5.31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5.292" calcext:value-type="float">
            <text:p>-5.29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5.274" calcext:value-type="float">
            <text:p>-5.2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5.256" calcext:value-type="float">
            <text:p>-5.25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5.238" calcext:value-type="float">
            <text:p>-5.23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5.22" calcext:value-type="float">
            <text:p>-5.22</text:p>
          </table:table-cell>
          <table:table-cell office:value-type="float" office:value="-3.00149" calcext:value-type="float">
            <text:p>-3.00149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5.202" calcext:value-type="float">
            <text:p>-5.2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5.184" calcext:value-type="float">
            <text:p>-5.18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5.166" calcext:value-type="float">
            <text:p>-5.16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5.148" calcext:value-type="float">
            <text:p>-5.14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5.13" calcext:value-type="float">
            <text:p>-5.1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5.112" calcext:value-type="float">
            <text:p>-5.11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5.094" calcext:value-type="float">
            <text:p>-5.094</text:p>
          </table:table-cell>
          <table:table-cell office:value-type="float" office:value="-6.00347" calcext:value-type="float">
            <text:p>-6.00347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5.076" calcext:value-type="float">
            <text:p>-5.076</text:p>
          </table:table-cell>
          <table:table-cell office:value-type="float" office:value="-5.99967" calcext:value-type="float">
            <text:p>-5.99967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5.058" calcext:value-type="float">
            <text:p>-5.0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5.04" calcext:value-type="float">
            <text:p>-5.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5.022" calcext:value-type="float">
            <text:p>-5.022</text:p>
          </table:table-cell>
          <table:table-cell office:value-type="float" office:value="-2.99175" calcext:value-type="float">
            <text:p>-2.99175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5.004" calcext:value-type="float">
            <text:p>-5.004</text:p>
          </table:table-cell>
          <table:table-cell office:value-type="float" office:value="-6.00153" calcext:value-type="float">
            <text:p>-6.00153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4.986" calcext:value-type="float">
            <text:p>-4.986</text:p>
          </table:table-cell>
          <table:table-cell office:value-type="float" office:value="-8.99998" calcext:value-type="float">
            <text:p>-8.99998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4.968" calcext:value-type="float">
            <text:p>-4.9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4.95" calcext:value-type="float">
            <text:p>-4.95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4.932" calcext:value-type="float">
            <text:p>-4.93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4.914" calcext:value-type="float">
            <text:p>-4.914</text:p>
          </table:table-cell>
          <table:table-cell office:value-type="float" office:value="0.00433743" calcext:value-type="float">
            <text:p>0.00433743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4.896" calcext:value-type="float">
            <text:p>-4.89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4.878" calcext:value-type="float">
            <text:p>-4.87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4.86" calcext:value-type="float">
            <text:p>-4.86</text:p>
          </table:table-cell>
          <table:table-cell office:value-type="float" office:value="-2.99976" calcext:value-type="float">
            <text:p>-2.99976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4.842" calcext:value-type="float">
            <text:p>-4.842</text:p>
          </table:table-cell>
          <table:table-cell office:value-type="float" office:value="-2.99894" calcext:value-type="float">
            <text:p>-2.99894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4.824" calcext:value-type="float">
            <text:p>-4.82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4.806" calcext:value-type="float">
            <text:p>-4.80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4.788" calcext:value-type="float">
            <text:p>-4.78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4.77" calcext:value-type="float">
            <text:p>-4.77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4.752" calcext:value-type="float">
            <text:p>-4.75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4.734" calcext:value-type="float">
            <text:p>-4.73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4.716" calcext:value-type="float">
            <text:p>-4.71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4.698" calcext:value-type="float">
            <text:p>-4.69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4.68" calcext:value-type="float">
            <text:p>-4.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4.662" calcext:value-type="float">
            <text:p>-4.662</text:p>
          </table:table-cell>
          <table:table-cell office:value-type="float" office:value="-2.9999" calcext:value-type="float">
            <text:p>-2.9999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4.644" calcext:value-type="float">
            <text:p>-4.64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4.626" calcext:value-type="float">
            <text:p>-4.626</text:p>
          </table:table-cell>
          <table:table-cell office:value-type="float" office:value="-2.99973" calcext:value-type="float">
            <text:p>-2.99973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4.608" calcext:value-type="float">
            <text:p>-4.6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4.59" calcext:value-type="float">
            <text:p>-4.5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4.572" calcext:value-type="float">
            <text:p>-4.57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4.554" calcext:value-type="float">
            <text:p>-4.554</text:p>
          </table:table-cell>
          <table:table-cell office:value-type="float" office:value="-2.99176" calcext:value-type="float">
            <text:p>-2.99176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4.536" calcext:value-type="float">
            <text:p>-4.536</text:p>
          </table:table-cell>
          <table:table-cell office:value-type="float" office:value="-6.00772" calcext:value-type="float">
            <text:p>-6.00772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4.518" calcext:value-type="float">
            <text:p>-4.518</text:p>
          </table:table-cell>
          <table:table-cell office:value-type="float" office:value="-6.00089" calcext:value-type="float">
            <text:p>-6.00089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4.482" calcext:value-type="float">
            <text:p>-4.482</text:p>
          </table:table-cell>
          <table:table-cell office:value-type="float" office:value="-0.000138449" calcext:value-type="float">
            <text:p>-0.000138449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4.464" calcext:value-type="float">
            <text:p>-4.46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4.446" calcext:value-type="float">
            <text:p>-4.44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4.428" calcext:value-type="float">
            <text:p>-4.428</text:p>
          </table:table-cell>
          <table:table-cell office:value-type="float" office:value="-2.9992" calcext:value-type="float">
            <text:p>-2.9992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4.41" calcext:value-type="float">
            <text:p>-4.4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4.392" calcext:value-type="float">
            <text:p>-4.39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4.374" calcext:value-type="float">
            <text:p>-4.3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4.356" calcext:value-type="float">
            <text:p>-4.356</text:p>
          </table:table-cell>
          <table:table-cell office:value-type="float" office:value="-5.99933" calcext:value-type="float">
            <text:p>-5.99933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4.338" calcext:value-type="float">
            <text:p>-4.338</text:p>
          </table:table-cell>
          <table:table-cell office:value-type="float" office:value="-5.99514" calcext:value-type="float">
            <text:p>-5.99514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4.32" calcext:value-type="float">
            <text:p>-4.3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4.302" calcext:value-type="float">
            <text:p>-4.3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4.284" calcext:value-type="float">
            <text:p>-4.284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4.266" calcext:value-type="float">
            <text:p>-4.26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4.248" calcext:value-type="float">
            <text:p>-4.24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4.23" calcext:value-type="float">
            <text:p>-4.2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4.212" calcext:value-type="float">
            <text:p>-4.21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4.194" calcext:value-type="float">
            <text:p>-4.19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4.176" calcext:value-type="float">
            <text:p>-4.17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4.158" calcext:value-type="float">
            <text:p>-4.1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4.14" calcext:value-type="float">
            <text:p>-4.1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4.122" calcext:value-type="float">
            <text:p>-4.12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4.104" calcext:value-type="float">
            <text:p>-4.1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4.086" calcext:value-type="float">
            <text:p>-4.08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4.068" calcext:value-type="float">
            <text:p>-4.0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4.05" calcext:value-type="float">
            <text:p>-4.05</text:p>
          </table:table-cell>
          <table:table-cell office:value-type="float" office:value="-3.004" calcext:value-type="float">
            <text:p>-3.004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4.032" calcext:value-type="float">
            <text:p>-4.032</text:p>
          </table:table-cell>
          <table:table-cell office:value-type="float" office:value="-6.00082" calcext:value-type="float">
            <text:p>-6.00082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4.014" calcext:value-type="float">
            <text:p>-4.014</text:p>
          </table:table-cell>
          <table:table-cell office:value-type="float" office:value="0.000794436" calcext:value-type="float">
            <text:p>0.000794436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3.996" calcext:value-type="float">
            <text:p>-3.99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3.978" calcext:value-type="float">
            <text:p>-3.97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.96" calcext:value-type="float">
            <text:p>-3.9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3.942" calcext:value-type="float">
            <text:p>-3.94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3.924" calcext:value-type="float">
            <text:p>-3.92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3.906" calcext:value-type="float">
            <text:p>-3.90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3.888" calcext:value-type="float">
            <text:p>-3.88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3.87" calcext:value-type="float">
            <text:p>-3.87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3.852" calcext:value-type="float">
            <text:p>-3.85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3.834" calcext:value-type="float">
            <text:p>-3.834</text:p>
          </table:table-cell>
          <table:table-cell office:value-type="float" office:value="-6.00007" calcext:value-type="float">
            <text:p>-6.00007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3.816" calcext:value-type="float">
            <text:p>-3.81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3.798" calcext:value-type="float">
            <text:p>-3.798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3.78" calcext:value-type="float">
            <text:p>-3.7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3.762" calcext:value-type="float">
            <text:p>-3.76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3.744" calcext:value-type="float">
            <text:p>-3.74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3.726" calcext:value-type="float">
            <text:p>-3.72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3.708" calcext:value-type="float">
            <text:p>-3.708</text:p>
          </table:table-cell>
          <table:table-cell office:value-type="float" office:value="-6.00665" calcext:value-type="float">
            <text:p>-6.00665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3.69" calcext:value-type="float">
            <text:p>-3.6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3.672" calcext:value-type="float">
            <text:p>-3.672</text:p>
          </table:table-cell>
          <table:table-cell office:value-type="float" office:value="-5.99251" calcext:value-type="float">
            <text:p>-5.99251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3.654" calcext:value-type="float">
            <text:p>-3.65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3.636" calcext:value-type="float">
            <text:p>-3.63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3.618" calcext:value-type="float">
            <text:p>-3.61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3.582" calcext:value-type="float">
            <text:p>-3.5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3.564" calcext:value-type="float">
            <text:p>-3.56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3.546" calcext:value-type="float">
            <text:p>-3.54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3.528" calcext:value-type="float">
            <text:p>-3.52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3.51" calcext:value-type="float">
            <text:p>-3.5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3.492" calcext:value-type="float">
            <text:p>-3.49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3.474" calcext:value-type="float">
            <text:p>-3.4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3.456" calcext:value-type="float">
            <text:p>-3.456</text:p>
          </table:table-cell>
          <table:table-cell office:value-type="float" office:value="-6.00799" calcext:value-type="float">
            <text:p>-6.00799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3.438" calcext:value-type="float">
            <text:p>-3.438</text:p>
          </table:table-cell>
          <table:table-cell office:value-type="float" office:value="-3.00062" calcext:value-type="float">
            <text:p>-3.00062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3.42" calcext:value-type="float">
            <text:p>-3.4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3.402" calcext:value-type="float">
            <text:p>-3.402</text:p>
          </table:table-cell>
          <table:table-cell office:value-type="float" office:value="-2.99969" calcext:value-type="float">
            <text:p>-2.99969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3.384" calcext:value-type="float">
            <text:p>-3.38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3.366" calcext:value-type="float">
            <text:p>-3.366</text:p>
          </table:table-cell>
          <table:table-cell office:value-type="float" office:value="3.00197" calcext:value-type="float">
            <text:p>3.00197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3.348" calcext:value-type="float">
            <text:p>-3.348</text:p>
          </table:table-cell>
          <table:table-cell office:value-type="float" office:value="-3.00635" calcext:value-type="float">
            <text:p>-3.00635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3.33" calcext:value-type="float">
            <text:p>-3.3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3.312" calcext:value-type="float">
            <text:p>-3.312</text:p>
          </table:table-cell>
          <table:table-cell office:value-type="float" office:value="-2.99959" calcext:value-type="float">
            <text:p>-2.99959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3.294" calcext:value-type="float">
            <text:p>-3.29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3.276" calcext:value-type="float">
            <text:p>-3.27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3.258" calcext:value-type="float">
            <text:p>-3.258</text:p>
          </table:table-cell>
          <table:table-cell office:value-type="float" office:value="-3.00498" calcext:value-type="float">
            <text:p>-3.00498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3.24" calcext:value-type="float">
            <text:p>-3.2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3.222" calcext:value-type="float">
            <text:p>-3.22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3.204" calcext:value-type="float">
            <text:p>-3.2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3.186" calcext:value-type="float">
            <text:p>-3.18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3.168" calcext:value-type="float">
            <text:p>-3.1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3.15" calcext:value-type="float">
            <text:p>-3.1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3.132" calcext:value-type="float">
            <text:p>-3.132</text:p>
          </table:table-cell>
          <table:table-cell office:value-type="float" office:value="-2.99414" calcext:value-type="float">
            <text:p>-2.99414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3.114" calcext:value-type="float">
            <text:p>-3.114</text:p>
          </table:table-cell>
          <table:table-cell office:value-type="float" office:value="0.00124089" calcext:value-type="float">
            <text:p>0.00124089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3.096" calcext:value-type="float">
            <text:p>-3.09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3.078" calcext:value-type="float">
            <text:p>-3.07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3.06" calcext:value-type="float">
            <text:p>-3.06</text:p>
          </table:table-cell>
          <table:table-cell office:value-type="float" office:value="-5.99952" calcext:value-type="float">
            <text:p>-5.99952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3.042" calcext:value-type="float">
            <text:p>-3.042</text:p>
          </table:table-cell>
          <table:table-cell office:value-type="float" office:value="0.00558919" calcext:value-type="float">
            <text:p>0.00558919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3.024" calcext:value-type="float">
            <text:p>-3.02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3.006" calcext:value-type="float">
            <text:p>-3.006</text:p>
          </table:table-cell>
          <table:table-cell office:value-type="float" office:value="-6.00059" calcext:value-type="float">
            <text:p>-6.00059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.988" calcext:value-type="float">
            <text:p>-2.98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.97" calcext:value-type="float">
            <text:p>-2.97</text:p>
          </table:table-cell>
          <table:table-cell office:value-type="float" office:value="0.00193476" calcext:value-type="float">
            <text:p>0.00193476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.952" calcext:value-type="float">
            <text:p>-2.95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.934" calcext:value-type="float">
            <text:p>-2.93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.916" calcext:value-type="float">
            <text:p>-2.91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2.898" calcext:value-type="float">
            <text:p>-2.898</text:p>
          </table:table-cell>
          <table:table-cell office:value-type="float" office:value="-3.00046" calcext:value-type="float">
            <text:p>-3.00046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.88" calcext:value-type="float">
            <text:p>-2.8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.862" calcext:value-type="float">
            <text:p>-2.862</text:p>
          </table:table-cell>
          <table:table-cell office:value-type="float" office:value="-5.9921" calcext:value-type="float">
            <text:p>-5.9921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.844" calcext:value-type="float">
            <text:p>-2.84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.826" calcext:value-type="float">
            <text:p>-2.82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2.808" calcext:value-type="float">
            <text:p>-2.808</text:p>
          </table:table-cell>
          <table:table-cell office:value-type="float" office:value="-6.0066" calcext:value-type="float">
            <text:p>-6.0066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.79" calcext:value-type="float">
            <text:p>-2.79</text:p>
          </table:table-cell>
          <table:table-cell office:value-type="float" office:value="-2.99949" calcext:value-type="float">
            <text:p>-2.99949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.772" calcext:value-type="float">
            <text:p>-2.77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2.754" calcext:value-type="float">
            <text:p>-2.75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.736" calcext:value-type="float">
            <text:p>-2.73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.718" calcext:value-type="float">
            <text:p>-2.71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.7" calcext:value-type="float">
            <text:p>-2.7</text:p>
          </table:table-cell>
          <table:table-cell office:value-type="float" office:value="-0.000107709" calcext:value-type="float">
            <text:p>-0.000107709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.682" calcext:value-type="float">
            <text:p>-2.6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.664" calcext:value-type="float">
            <text:p>-2.66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.646" calcext:value-type="float">
            <text:p>-2.64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.628" calcext:value-type="float">
            <text:p>-2.628</text:p>
          </table:table-cell>
          <table:table-cell office:value-type="float" office:value="-6.00238" calcext:value-type="float">
            <text:p>-6.00238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.61" calcext:value-type="float">
            <text:p>-2.61</text:p>
          </table:table-cell>
          <table:table-cell office:value-type="float" office:value="-5.99966" calcext:value-type="float">
            <text:p>-5.99966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.592" calcext:value-type="float">
            <text:p>-2.59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.574" calcext:value-type="float">
            <text:p>-2.5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2.556" calcext:value-type="float">
            <text:p>-2.556</text:p>
          </table:table-cell>
          <table:table-cell office:value-type="float" office:value="0.00143521" calcext:value-type="float">
            <text:p>0.00143521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2.538" calcext:value-type="float">
            <text:p>-2.538</text:p>
          </table:table-cell>
          <table:table-cell office:value-type="float" office:value="-6.0047" calcext:value-type="float">
            <text:p>-6.0047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.52" calcext:value-type="float">
            <text:p>-2.5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.502" calcext:value-type="float">
            <text:p>-2.502</text:p>
          </table:table-cell>
          <table:table-cell office:value-type="float" office:value="-3.00077" calcext:value-type="float">
            <text:p>-3.00077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.484" calcext:value-type="float">
            <text:p>-2.48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.466" calcext:value-type="float">
            <text:p>-2.466</text:p>
          </table:table-cell>
          <table:table-cell office:value-type="float" office:value="-0.000100178" calcext:value-type="float">
            <text:p>-0.000100178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2.448" calcext:value-type="float">
            <text:p>-2.448</text:p>
          </table:table-cell>
          <table:table-cell office:value-type="float" office:value="-5.99177" calcext:value-type="float">
            <text:p>-5.99177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2.43" calcext:value-type="float">
            <text:p>-2.4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.412" calcext:value-type="float">
            <text:p>-2.412</text:p>
          </table:table-cell>
          <table:table-cell office:value-type="float" office:value="-2.99921" calcext:value-type="float">
            <text:p>-2.99921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.394" calcext:value-type="float">
            <text:p>-2.394</text:p>
          </table:table-cell>
          <table:table-cell office:value-type="float" office:value="-2.99994" calcext:value-type="float">
            <text:p>-2.99994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.376" calcext:value-type="float">
            <text:p>-2.37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2.358" calcext:value-type="float">
            <text:p>-2.3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.34" calcext:value-type="float">
            <text:p>-2.34</text:p>
          </table:table-cell>
          <table:table-cell office:value-type="float" office:value="3.00232" calcext:value-type="float">
            <text:p>3.00232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.322" calcext:value-type="float">
            <text:p>-2.322</text:p>
          </table:table-cell>
          <table:table-cell office:value-type="float" office:value="-3.00185" calcext:value-type="float">
            <text:p>-3.00185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.304" calcext:value-type="float">
            <text:p>-2.3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.286" calcext:value-type="float">
            <text:p>-2.28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2.268" calcext:value-type="float">
            <text:p>-2.2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2.25" calcext:value-type="float">
            <text:p>-2.2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2.232" calcext:value-type="float">
            <text:p>-2.23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2.214" calcext:value-type="float">
            <text:p>-2.21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2.196" calcext:value-type="float">
            <text:p>-2.196</text:p>
          </table:table-cell>
          <table:table-cell office:value-type="float" office:value="3.00706" calcext:value-type="float">
            <text:p>3.00706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2.178" calcext:value-type="float">
            <text:p>-2.17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2.16" calcext:value-type="float">
            <text:p>-2.16</text:p>
          </table:table-cell>
          <table:table-cell office:value-type="float" office:value="-0.000852815" calcext:value-type="float">
            <text:p>-0.000852815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2.142" calcext:value-type="float">
            <text:p>-2.14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2.124" calcext:value-type="float">
            <text:p>-2.124</text:p>
          </table:table-cell>
          <table:table-cell office:value-type="float" office:value="-3.00246" calcext:value-type="float">
            <text:p>-3.00246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2.106" calcext:value-type="float">
            <text:p>-2.106</text:p>
          </table:table-cell>
          <table:table-cell office:value-type="float" office:value="-3.00052" calcext:value-type="float">
            <text:p>-3.00052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2.088" calcext:value-type="float">
            <text:p>-2.08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2.07" calcext:value-type="float">
            <text:p>-2.07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2.052" calcext:value-type="float">
            <text:p>-2.05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2.034" calcext:value-type="float">
            <text:p>-2.03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2.016" calcext:value-type="float">
            <text:p>-2.016</text:p>
          </table:table-cell>
          <table:table-cell office:value-type="float" office:value="-3.00158" calcext:value-type="float">
            <text:p>-3.00158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.998" calcext:value-type="float">
            <text:p>-1.99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.98" calcext:value-type="float">
            <text:p>-1.9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.962" calcext:value-type="float">
            <text:p>-1.96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.944" calcext:value-type="float">
            <text:p>-1.94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.926" calcext:value-type="float">
            <text:p>-1.926</text:p>
          </table:table-cell>
          <table:table-cell office:value-type="float" office:value="-2.99234" calcext:value-type="float">
            <text:p>-2.99234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.908" calcext:value-type="float">
            <text:p>-1.9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.89" calcext:value-type="float">
            <text:p>-1.8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.872" calcext:value-type="float">
            <text:p>-1.872</text:p>
          </table:table-cell>
          <table:table-cell office:value-type="float" office:value="-3.0012" calcext:value-type="float">
            <text:p>-3.0012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.854" calcext:value-type="float">
            <text:p>-1.85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.836" calcext:value-type="float">
            <text:p>-1.83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.818" calcext:value-type="float">
            <text:p>-1.818</text:p>
          </table:table-cell>
          <table:table-cell office:value-type="float" office:value="0.0068337" calcext:value-type="float">
            <text:p>0.0068337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.8" calcext:value-type="float">
            <text:p>-1.8</text:p>
          </table:table-cell>
          <table:table-cell office:value-type="float" office:value="-3.0023" calcext:value-type="float">
            <text:p>-3.0023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.782" calcext:value-type="float">
            <text:p>-1.7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.764" calcext:value-type="float">
            <text:p>-1.76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.746" calcext:value-type="float">
            <text:p>-1.74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.728" calcext:value-type="float">
            <text:p>-1.72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.71" calcext:value-type="float">
            <text:p>-1.7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.692" calcext:value-type="float">
            <text:p>-1.69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.674" calcext:value-type="float">
            <text:p>-1.6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.656" calcext:value-type="float">
            <text:p>-1.65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.638" calcext:value-type="float">
            <text:p>-1.63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.62" calcext:value-type="float">
            <text:p>-1.62</text:p>
          </table:table-cell>
          <table:table-cell office:value-type="float" office:value="0.000239106" calcext:value-type="float">
            <text:p>0.000239106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.602" calcext:value-type="float">
            <text:p>-1.602</text:p>
          </table:table-cell>
          <table:table-cell office:value-type="float" office:value="2.99856" calcext:value-type="float">
            <text:p>2.99856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.584" calcext:value-type="float">
            <text:p>-1.584</text:p>
          </table:table-cell>
          <table:table-cell office:value-type="float" office:value="0.00626015" calcext:value-type="float">
            <text:p>0.00626015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.566" calcext:value-type="float">
            <text:p>-1.566</text:p>
          </table:table-cell>
          <table:table-cell office:value-type="float" office:value="3.00672" calcext:value-type="float">
            <text:p>3.00672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.548" calcext:value-type="float">
            <text:p>-1.548</text:p>
          </table:table-cell>
          <table:table-cell office:value-type="float" office:value="0.00444793" calcext:value-type="float">
            <text:p>0.00444793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.53" calcext:value-type="float">
            <text:p>-1.5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.512" calcext:value-type="float">
            <text:p>-1.512</text:p>
          </table:table-cell>
          <table:table-cell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.494" calcext:value-type="float">
            <text:p>-1.494</text:p>
          </table:table-cell>
          <table:table-cell office:value-type="float" office:value="0.00265324" calcext:value-type="float">
            <text:p>0.00265324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.476" calcext:value-type="float">
            <text:p>-1.476</text:p>
          </table:table-cell>
          <table:table-cell office:value-type="float" office:value="3.00011" calcext:value-type="float">
            <text:p>3.00011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.458" calcext:value-type="float">
            <text:p>-1.4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.44" calcext:value-type="float">
            <text:p>-1.4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.422" calcext:value-type="float">
            <text:p>-1.42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.404" calcext:value-type="float">
            <text:p>-1.4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.386" calcext:value-type="float">
            <text:p>-1.38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.368" calcext:value-type="float">
            <text:p>-1.368</text:p>
          </table:table-cell>
          <table:table-cell office:value-type="float" office:value="0.000220411" calcext:value-type="float">
            <text:p>0.000220411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.35" calcext:value-type="float">
            <text:p>-1.3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.332" calcext:value-type="float">
            <text:p>-1.33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.314" calcext:value-type="float">
            <text:p>-1.314</text:p>
          </table:table-cell>
          <table:table-cell office:value-type="float" office:value="-5.99995" calcext:value-type="float">
            <text:p>-5.99995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.278" calcext:value-type="float">
            <text:p>-1.27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.26" calcext:value-type="float">
            <text:p>-1.26</text:p>
          </table:table-cell>
          <table:table-cell office:value-type="float" office:value="-2.99778" calcext:value-type="float">
            <text:p>-2.99778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.242" calcext:value-type="float">
            <text:p>-1.24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.224" calcext:value-type="float">
            <text:p>-1.22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.206" calcext:value-type="float">
            <text:p>-1.20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.188" calcext:value-type="float">
            <text:p>-1.18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.17" calcext:value-type="float">
            <text:p>-1.17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.152" calcext:value-type="float">
            <text:p>-1.15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.134" calcext:value-type="float">
            <text:p>-1.134</text:p>
          </table:table-cell>
          <table:table-cell office:value-type="float" office:value="0.000806012" calcext:value-type="float">
            <text:p>0.000806012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.116" calcext:value-type="float">
            <text:p>-1.116</text:p>
          </table:table-cell>
          <table:table-cell office:value-type="float" office:value="-3.00508" calcext:value-type="float">
            <text:p>-3.00508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.098" calcext:value-type="float">
            <text:p>-1.098</text:p>
          </table:table-cell>
          <table:table-cell office:value-type="float" office:value="0.00134895" calcext:value-type="float">
            <text:p>0.00134895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.08" calcext:value-type="float">
            <text:p>-1.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.062" calcext:value-type="float">
            <text:p>-1.062</text:p>
          </table:table-cell>
          <table:table-cell office:value-type="float" office:value="-0.00000523954" calcext:value-type="float">
            <text:p>-5.23954E-006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.044" calcext:value-type="float">
            <text:p>-1.044</text:p>
          </table:table-cell>
          <table:table-cell office:value-type="float" office:value="0.00224411" calcext:value-type="float">
            <text:p>0.00224411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.026" calcext:value-type="float">
            <text:p>-1.02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.008" calcext:value-type="float">
            <text:p>-1.008</text:p>
          </table:table-cell>
          <table:table-cell office:value-type="float" office:value="-0.00859518" calcext:value-type="float">
            <text:p>-0.00859518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99" calcext:value-type="float">
            <text:p>-0.99</text:p>
          </table:table-cell>
          <table:table-cell office:value-type="float" office:value="-2.99972" calcext:value-type="float">
            <text:p>-2.99972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0.972" calcext:value-type="float">
            <text:p>-0.972</text:p>
          </table:table-cell>
          <table:table-cell office:value-type="float" office:value="-3.00083" calcext:value-type="float">
            <text:p>-3.00083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0.954" calcext:value-type="float">
            <text:p>-0.954</text:p>
          </table:table-cell>
          <table:table-cell office:value-type="float" office:value="-3.0003" calcext:value-type="float">
            <text:p>-3.0003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0.936" calcext:value-type="float">
            <text:p>-0.936</text:p>
          </table:table-cell>
          <table:table-cell office:value-type="float" office:value="-5.99989" calcext:value-type="float">
            <text:p>-5.99989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0.918" calcext:value-type="float">
            <text:p>-0.91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0.900001" calcext:value-type="float">
            <text:p>-0.90000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0.882" calcext:value-type="float">
            <text:p>-0.8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0.864" calcext:value-type="float">
            <text:p>-0.86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0.846" calcext:value-type="float">
            <text:p>-0.84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0.828" calcext:value-type="float">
            <text:p>-0.828</text:p>
          </table:table-cell>
          <table:table-cell office:value-type="float" office:value="0.0000384183" calcext:value-type="float">
            <text:p>3.84183E-005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0.809999" calcext:value-type="float">
            <text:p>-0.80999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0.792" calcext:value-type="float">
            <text:p>-0.79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0.774" calcext:value-type="float">
            <text:p>-0.7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0.756" calcext:value-type="float">
            <text:p>-0.75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738" calcext:value-type="float">
            <text:p>-0.73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0.72" calcext:value-type="float">
            <text:p>-0.7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0.702" calcext:value-type="float">
            <text:p>-0.7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0.684" calcext:value-type="float">
            <text:p>-0.68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0.666" calcext:value-type="float">
            <text:p>-0.666</text:p>
          </table:table-cell>
          <table:table-cell office:value-type="float" office:value="-3.00029" calcext:value-type="float">
            <text:p>-3.00029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0.648001" calcext:value-type="float">
            <text:p>-0.64800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0.612" calcext:value-type="float">
            <text:p>-0.61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0.594" calcext:value-type="float">
            <text:p>-0.594</text:p>
          </table:table-cell>
          <table:table-cell office:value-type="float" office:value="0.00626842" calcext:value-type="float">
            <text:p>0.00626842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0.576" calcext:value-type="float">
            <text:p>-0.576</text:p>
          </table:table-cell>
          <table:table-cell office:value-type="float" office:value="-0.000169132" calcext:value-type="float">
            <text:p>-0.000169132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00532098" calcext:value-type="float">
            <text:p>-0.00532098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0.54" calcext:value-type="float">
            <text:p>-0.54</text:p>
          </table:table-cell>
          <table:table-cell office:value-type="float" office:value="0.000247412" calcext:value-type="float">
            <text:p>0.000247412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0.522" calcext:value-type="float">
            <text:p>-0.52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0.504" calcext:value-type="float">
            <text:p>-0.5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0.486" calcext:value-type="float">
            <text:p>-0.486</text:p>
          </table:table-cell>
          <table:table-cell office:value-type="float" office:value="-0.000347187" calcext:value-type="float">
            <text:p>-0.000347187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0.467999" calcext:value-type="float">
            <text:p>-0.467999</text:p>
          </table:table-cell>
          <table:table-cell office:value-type="float" office:value="-3.00159" calcext:value-type="float">
            <text:p>-3.00159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0.45" calcext:value-type="float">
            <text:p>-0.4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0.432" calcext:value-type="float">
            <text:p>-0.432</text:p>
          </table:table-cell>
          <table:table-cell office:value-type="float" office:value="-2.99757" calcext:value-type="float">
            <text:p>-2.99757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0.414" calcext:value-type="float">
            <text:p>-0.41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0.396" calcext:value-type="float">
            <text:p>-0.396</text:p>
          </table:table-cell>
          <table:table-cell office:value-type="float" office:value="0.000947881" calcext:value-type="float">
            <text:p>0.000947881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0.378" calcext:value-type="float">
            <text:p>-0.37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0.360001" calcext:value-type="float">
            <text:p>-0.36000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0.342" calcext:value-type="float">
            <text:p>-0.342</text:p>
          </table:table-cell>
          <table:table-cell office:value-type="float" office:value="-3.00526" calcext:value-type="float">
            <text:p>-3.00526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00283921" calcext:value-type="float">
            <text:p>0.00283921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0.306" calcext:value-type="float">
            <text:p>-0.30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0.288" calcext:value-type="float">
            <text:p>-0.288</text:p>
          </table:table-cell>
          <table:table-cell office:value-type="float" office:value="3.00073" calcext:value-type="float">
            <text:p>3.00073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0.27" calcext:value-type="float">
            <text:p>-0.27</text:p>
          </table:table-cell>
          <table:table-cell office:value-type="float" office:value="-3.00448" calcext:value-type="float">
            <text:p>-3.00448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0.252" calcext:value-type="float">
            <text:p>-0.25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0.234" calcext:value-type="float">
            <text:p>-0.23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0.216" calcext:value-type="float">
            <text:p>-0.21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0001638" calcext:value-type="float">
            <text:p>-0.0001638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0.18" calcext:value-type="float">
            <text:p>-0.18</text:p>
          </table:table-cell>
          <table:table-cell office:value-type="float" office:value="-3.00335" calcext:value-type="float">
            <text:p>-3.00335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0.162" calcext:value-type="float">
            <text:p>-0.16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0.144" calcext:value-type="float">
            <text:p>-0.14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0.126" calcext:value-type="float">
            <text:p>-0.12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0.108" calcext:value-type="float">
            <text:p>-0.1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0.0900002" calcext:value-type="float">
            <text:p>-0.09000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0.0720005" calcext:value-type="float">
            <text:p>-0.0720005</text:p>
          </table:table-cell>
          <table:table-cell office:value-type="float" office:value="3.00673" calcext:value-type="float">
            <text:p>3.00673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0.0539999" calcext:value-type="float">
            <text:p>-0.053999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0.0360003" calcext:value-type="float">
            <text:p>-0.036000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0.0179996" calcext:value-type="float">
            <text:p>-0.017999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179996" calcext:value-type="float">
            <text:p>0.017999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359993" calcext:value-type="float">
            <text:p>0.035999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540009" calcext:value-type="float">
            <text:p>0.0540009</text:p>
          </table:table-cell>
          <table:table-cell office:value-type="float" office:value="5.99891" calcext:value-type="float">
            <text:p>5.99891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720005" calcext:value-type="float">
            <text:p>0.072000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900002" calcext:value-type="float">
            <text:p>0.0900002</text:p>
          </table:table-cell>
          <table:table-cell office:value-type="float" office:value="0.00131865" calcext:value-type="float">
            <text:p>0.00131865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108" calcext:value-type="float">
            <text:p>0.108</text:p>
          </table:table-cell>
          <table:table-cell office:value-type="float" office:value="-2.99928" calcext:value-type="float">
            <text:p>-2.99928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162" calcext:value-type="float">
            <text:p>0.162</text:p>
          </table:table-cell>
          <table:table-cell office:value-type="float" office:value="-2.99487" calcext:value-type="float">
            <text:p>-2.99487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18" calcext:value-type="float">
            <text:p>0.18</text:p>
          </table:table-cell>
          <table:table-cell office:value-type="float" office:value="6.00373" calcext:value-type="float">
            <text:p>6.00373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198" calcext:value-type="float">
            <text:p>0.198</text:p>
          </table:table-cell>
          <table:table-cell office:value-type="float" office:value="3.00482" calcext:value-type="float">
            <text:p>3.00482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216001" calcext:value-type="float">
            <text:p>0.21600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234" calcext:value-type="float">
            <text:p>0.234</text:p>
          </table:table-cell>
          <table:table-cell office:value-type="float" office:value="0.000309666" calcext:value-type="float">
            <text:p>0.000309666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27" calcext:value-type="float">
            <text:p>0.27</text:p>
          </table:table-cell>
          <table:table-cell office:value-type="float" office:value="3.00824" calcext:value-type="float">
            <text:p>3.00824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287999" calcext:value-type="float">
            <text:p>0.287999</text:p>
          </table:table-cell>
          <table:table-cell office:value-type="float" office:value="3.00182" calcext:value-type="float">
            <text:p>3.00182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306001" calcext:value-type="float">
            <text:p>0.30600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324" calcext:value-type="float">
            <text:p>0.324</text:p>
          </table:table-cell>
          <table:table-cell office:value-type="float" office:value="6.00059" calcext:value-type="float">
            <text:p>6.00059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378" calcext:value-type="float">
            <text:p>0.378</text:p>
          </table:table-cell>
          <table:table-cell office:value-type="float" office:value="-3.00808" calcext:value-type="float">
            <text:p>-3.00808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396" calcext:value-type="float">
            <text:p>0.396</text:p>
          </table:table-cell>
          <table:table-cell office:value-type="float" office:value="-3.00035" calcext:value-type="float">
            <text:p>-3.00035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414" calcext:value-type="float">
            <text:p>0.41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432" calcext:value-type="float">
            <text:p>0.43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45" calcext:value-type="float">
            <text:p>0.45</text:p>
          </table:table-cell>
          <table:table-cell office:value-type="float" office:value="-0.000428231" calcext:value-type="float">
            <text:p>-0.000428231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486" calcext:value-type="float">
            <text:p>0.486</text:p>
          </table:table-cell>
          <table:table-cell office:value-type="float" office:value="0.00291967" calcext:value-type="float">
            <text:p>0.00291967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521999" calcext:value-type="float">
            <text:p>0.52199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539999" calcext:value-type="float">
            <text:p>0.539999</text:p>
          </table:table-cell>
          <table:table-cell office:value-type="float" office:value="-0.00366167" calcext:value-type="float">
            <text:p>-0.00366167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558001" calcext:value-type="float">
            <text:p>0.55800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576" calcext:value-type="float">
            <text:p>0.576</text:p>
          </table:table-cell>
          <table:table-cell office:value-type="float" office:value="0.000454261" calcext:value-type="float">
            <text:p>0.000454261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594" calcext:value-type="float">
            <text:p>0.594</text:p>
          </table:table-cell>
          <table:table-cell office:value-type="float" office:value="2.99836" calcext:value-type="float">
            <text:p>2.99836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12" calcext:value-type="float">
            <text:p>0.612</text:p>
          </table:table-cell>
          <table:table-cell office:value-type="float" office:value="3.00228" calcext:value-type="float">
            <text:p>3.00228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48001" calcext:value-type="float">
            <text:p>0.64800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66" calcext:value-type="float">
            <text:p>0.66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72" calcext:value-type="float">
            <text:p>0.72</text:p>
          </table:table-cell>
          <table:table-cell office:value-type="float" office:value="0.000233773" calcext:value-type="float">
            <text:p>0.000233773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756" calcext:value-type="float">
            <text:p>0.756</text:p>
          </table:table-cell>
          <table:table-cell office:value-type="float" office:value="-0.000261483" calcext:value-type="float">
            <text:p>-0.000261483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792001" calcext:value-type="float">
            <text:p>0.79200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863999" calcext:value-type="float">
            <text:p>0.86399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00001" calcext:value-type="float">
            <text:p>0.90000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954" calcext:value-type="float">
            <text:p>0.95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72" calcext:value-type="float">
            <text:p>0.972</text:p>
          </table:table-cell>
          <table:table-cell office:value-type="float" office:value="2.99997" calcext:value-type="float">
            <text:p>2.99997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008" calcext:value-type="float">
            <text:p>1.0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026" calcext:value-type="float">
            <text:p>1.02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044" calcext:value-type="float">
            <text:p>1.04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062" calcext:value-type="float">
            <text:p>1.06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116" calcext:value-type="float">
            <text:p>1.116</text:p>
          </table:table-cell>
          <table:table-cell office:value-type="float" office:value="2.99924" calcext:value-type="float">
            <text:p>2.99924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134" calcext:value-type="float">
            <text:p>1.13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152" calcext:value-type="float">
            <text:p>1.15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188" calcext:value-type="float">
            <text:p>1.18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206" calcext:value-type="float">
            <text:p>1.20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224" calcext:value-type="float">
            <text:p>1.22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242" calcext:value-type="float">
            <text:p>1.24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278" calcext:value-type="float">
            <text:p>1.278</text:p>
          </table:table-cell>
          <table:table-cell office:value-type="float" office:value="2.99905" calcext:value-type="float">
            <text:p>2.99905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296" calcext:value-type="float">
            <text:p>1.29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314" calcext:value-type="float">
            <text:p>1.314</text:p>
          </table:table-cell>
          <table:table-cell office:value-type="float" office:value="-0.00812032" calcext:value-type="float">
            <text:p>-0.00812032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332" calcext:value-type="float">
            <text:p>1.33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368" calcext:value-type="float">
            <text:p>1.3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386" calcext:value-type="float">
            <text:p>1.38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04" calcext:value-type="float">
            <text:p>1.404</text:p>
          </table:table-cell>
          <table:table-cell office:value-type="float" office:value="5.99783" calcext:value-type="float">
            <text:p>5.99783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22" calcext:value-type="float">
            <text:p>1.42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58" calcext:value-type="float">
            <text:p>1.4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6" calcext:value-type="float">
            <text:p>1.476</text:p>
          </table:table-cell>
          <table:table-cell office:value-type="float" office:value="-3.00359" calcext:value-type="float">
            <text:p>-3.00359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94" calcext:value-type="float">
            <text:p>1.494</text:p>
          </table:table-cell>
          <table:table-cell office:value-type="float" office:value="-3.00341" calcext:value-type="float">
            <text:p>-3.00341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512" calcext:value-type="float">
            <text:p>1.512</text:p>
          </table:table-cell>
          <table:table-cell office:value-type="float" office:value="3.00174" calcext:value-type="float">
            <text:p>3.00174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53" calcext:value-type="float">
            <text:p>1.53</text:p>
          </table:table-cell>
          <table:table-cell office:value-type="float" office:value="2.99778" calcext:value-type="float">
            <text:p>2.99778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548" calcext:value-type="float">
            <text:p>1.54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566" calcext:value-type="float">
            <text:p>1.56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584" calcext:value-type="float">
            <text:p>1.58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602" calcext:value-type="float">
            <text:p>1.602</text:p>
          </table:table-cell>
          <table:table-cell office:value-type="float" office:value="-3.00631" calcext:value-type="float">
            <text:p>-3.00631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62" calcext:value-type="float">
            <text:p>1.62</text:p>
          </table:table-cell>
          <table:table-cell office:value-type="float" office:value="-0.000153713" calcext:value-type="float">
            <text:p>-0.000153713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638" calcext:value-type="float">
            <text:p>1.63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656" calcext:value-type="float">
            <text:p>1.65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674" calcext:value-type="float">
            <text:p>1.674</text:p>
          </table:table-cell>
          <table:table-cell office:value-type="float" office:value="2.9996" calcext:value-type="float">
            <text:p>2.9996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692" calcext:value-type="float">
            <text:p>1.69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728" calcext:value-type="float">
            <text:p>1.72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746" calcext:value-type="float">
            <text:p>1.74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764" calcext:value-type="float">
            <text:p>1.76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782" calcext:value-type="float">
            <text:p>1.7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818" calcext:value-type="float">
            <text:p>1.818</text:p>
          </table:table-cell>
          <table:table-cell office:value-type="float" office:value="0.0013599" calcext:value-type="float">
            <text:p>0.0013599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836" calcext:value-type="float">
            <text:p>1.83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854" calcext:value-type="float">
            <text:p>1.854</text:p>
          </table:table-cell>
          <table:table-cell office:value-type="float" office:value="-0.000561399" calcext:value-type="float">
            <text:p>-0.000561399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872" calcext:value-type="float">
            <text:p>1.872</text:p>
          </table:table-cell>
          <table:table-cell office:value-type="float" office:value="0.00654248" calcext:value-type="float">
            <text:p>0.00654248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908" calcext:value-type="float">
            <text:p>1.9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926" calcext:value-type="float">
            <text:p>1.926</text:p>
          </table:table-cell>
          <table:table-cell office:value-type="float" office:value="2.99471" calcext:value-type="float">
            <text:p>2.9947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944" calcext:value-type="float">
            <text:p>1.94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962" calcext:value-type="float">
            <text:p>1.962</text:p>
          </table:table-cell>
          <table:table-cell office:value-type="float" office:value="-0.00117922" calcext:value-type="float">
            <text:p>-0.00117922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998" calcext:value-type="float">
            <text:p>1.99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.016" calcext:value-type="float">
            <text:p>2.016</text:p>
          </table:table-cell>
          <table:table-cell office:value-type="float" office:value="-0.00274099" calcext:value-type="float">
            <text:p>-0.00274099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034" calcext:value-type="float">
            <text:p>2.034</text:p>
          </table:table-cell>
          <table:table-cell office:value-type="float" office:value="3.00817" calcext:value-type="float">
            <text:p>3.00817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.052" calcext:value-type="float">
            <text:p>2.05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088" calcext:value-type="float">
            <text:p>2.08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106" calcext:value-type="float">
            <text:p>2.10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124" calcext:value-type="float">
            <text:p>2.124</text:p>
          </table:table-cell>
          <table:table-cell office:value-type="float" office:value="0.000298561" calcext:value-type="float">
            <text:p>0.00029856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142" calcext:value-type="float">
            <text:p>2.14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16" calcext:value-type="float">
            <text:p>2.16</text:p>
          </table:table-cell>
          <table:table-cell office:value-type="float" office:value="0.0014079" calcext:value-type="float">
            <text:p>0.0014079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178" calcext:value-type="float">
            <text:p>2.17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196" calcext:value-type="float">
            <text:p>2.196</text:p>
          </table:table-cell>
          <table:table-cell office:value-type="float" office:value="-3.00161" calcext:value-type="float">
            <text:p>-3.00161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214" calcext:value-type="float">
            <text:p>2.21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232" calcext:value-type="float">
            <text:p>2.23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268" calcext:value-type="float">
            <text:p>2.268</text:p>
          </table:table-cell>
          <table:table-cell office:value-type="float" office:value="-2.99955" calcext:value-type="float">
            <text:p>-2.99955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286" calcext:value-type="float">
            <text:p>2.286</text:p>
          </table:table-cell>
          <table:table-cell office:value-type="float" office:value="6.00014" calcext:value-type="float">
            <text:p>6.00014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304" calcext:value-type="float">
            <text:p>2.3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322" calcext:value-type="float">
            <text:p>2.322</text:p>
          </table:table-cell>
          <table:table-cell office:value-type="float" office:value="2.9913" calcext:value-type="float">
            <text:p>2.9913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358" calcext:value-type="float">
            <text:p>2.3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376" calcext:value-type="float">
            <text:p>2.37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394" calcext:value-type="float">
            <text:p>2.39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412" calcext:value-type="float">
            <text:p>2.412</text:p>
          </table:table-cell>
          <table:table-cell office:value-type="float" office:value="-0.00393521" calcext:value-type="float">
            <text:p>-0.00393521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448" calcext:value-type="float">
            <text:p>2.44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466" calcext:value-type="float">
            <text:p>2.46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484" calcext:value-type="float">
            <text:p>2.484</text:p>
          </table:table-cell>
          <table:table-cell office:value-type="float" office:value="2.99987" calcext:value-type="float">
            <text:p>2.99987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502" calcext:value-type="float">
            <text:p>2.5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538" calcext:value-type="float">
            <text:p>2.538</text:p>
          </table:table-cell>
          <table:table-cell office:value-type="float" office:value="5.9955" calcext:value-type="float">
            <text:p>5.9955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574" calcext:value-type="float">
            <text:p>2.5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592" calcext:value-type="float">
            <text:p>2.59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61" calcext:value-type="float">
            <text:p>2.61</text:p>
          </table:table-cell>
          <table:table-cell office:value-type="float" office:value="2.99612" calcext:value-type="float">
            <text:p>2.99612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628" calcext:value-type="float">
            <text:p>2.628</text:p>
          </table:table-cell>
          <table:table-cell office:value-type="float" office:value="-0.00650569" calcext:value-type="float">
            <text:p>-0.00650569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646" calcext:value-type="float">
            <text:p>2.64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664" calcext:value-type="float">
            <text:p>2.66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682" calcext:value-type="float">
            <text:p>2.6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718" calcext:value-type="float">
            <text:p>2.718</text:p>
          </table:table-cell>
          <table:table-cell office:value-type="float" office:value="6.00302" calcext:value-type="float">
            <text:p>6.00302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736" calcext:value-type="float">
            <text:p>2.736</text:p>
          </table:table-cell>
          <table:table-cell office:value-type="float" office:value="0.00716715" calcext:value-type="float">
            <text:p>0.00716715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754" calcext:value-type="float">
            <text:p>2.75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772" calcext:value-type="float">
            <text:p>2.77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808" calcext:value-type="float">
            <text:p>2.8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826" calcext:value-type="float">
            <text:p>2.826</text:p>
          </table:table-cell>
          <table:table-cell office:value-type="float" office:value="-3.00056" calcext:value-type="float">
            <text:p>-3.00056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844" calcext:value-type="float">
            <text:p>2.844</text:p>
          </table:table-cell>
          <table:table-cell office:value-type="float" office:value="-3.00377" calcext:value-type="float">
            <text:p>-3.00377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862" calcext:value-type="float">
            <text:p>2.862</text:p>
          </table:table-cell>
          <table:table-cell office:value-type="float" office:value="6.00509" calcext:value-type="float">
            <text:p>6.00509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88" calcext:value-type="float">
            <text:p>2.88</text:p>
          </table:table-cell>
          <table:table-cell office:value-type="float" office:value="6.00433" calcext:value-type="float">
            <text:p>6.00433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898" calcext:value-type="float">
            <text:p>2.89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916" calcext:value-type="float">
            <text:p>2.91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934" calcext:value-type="float">
            <text:p>2.93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952" calcext:value-type="float">
            <text:p>2.95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97" calcext:value-type="float">
            <text:p>2.97</text:p>
          </table:table-cell>
          <table:table-cell office:value-type="float" office:value="-0.000230455" calcext:value-type="float">
            <text:p>-0.000230455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988" calcext:value-type="float">
            <text:p>2.98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006" calcext:value-type="float">
            <text:p>3.00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.024" calcext:value-type="float">
            <text:p>3.02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.042" calcext:value-type="float">
            <text:p>3.04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.078" calcext:value-type="float">
            <text:p>3.078</text:p>
          </table:table-cell>
          <table:table-cell office:value-type="float" office:value="-0.000404172" calcext:value-type="float">
            <text:p>-0.000404172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.096" calcext:value-type="float">
            <text:p>3.09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.114" calcext:value-type="float">
            <text:p>3.11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.132" calcext:value-type="float">
            <text:p>3.13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168" calcext:value-type="float">
            <text:p>3.168</text:p>
          </table:table-cell>
          <table:table-cell office:value-type="float" office:value="3.00827" calcext:value-type="float">
            <text:p>3.00827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.186" calcext:value-type="float">
            <text:p>3.18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.204" calcext:value-type="float">
            <text:p>3.2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.222" calcext:value-type="float">
            <text:p>3.22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258" calcext:value-type="float">
            <text:p>3.2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.276" calcext:value-type="float">
            <text:p>3.276</text:p>
          </table:table-cell>
          <table:table-cell office:value-type="float" office:value="3.00011" calcext:value-type="float">
            <text:p>3.00011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294" calcext:value-type="float">
            <text:p>3.294</text:p>
          </table:table-cell>
          <table:table-cell office:value-type="float" office:value="2.99632" calcext:value-type="float">
            <text:p>2.99632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.312" calcext:value-type="float">
            <text:p>3.31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33" calcext:value-type="float">
            <text:p>3.33</text:p>
          </table:table-cell>
          <table:table-cell office:value-type="float" office:value="5.99244" calcext:value-type="float">
            <text:p>5.99244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348" calcext:value-type="float">
            <text:p>3.34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.366" calcext:value-type="float">
            <text:p>3.36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384" calcext:value-type="float">
            <text:p>3.384</text:p>
          </table:table-cell>
          <table:table-cell office:value-type="float" office:value="2.99797" calcext:value-type="float">
            <text:p>2.99797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.402" calcext:value-type="float">
            <text:p>3.4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438" calcext:value-type="float">
            <text:p>3.438</text:p>
          </table:table-cell>
          <table:table-cell office:value-type="float" office:value="-0.0038325" calcext:value-type="float">
            <text:p>-0.0038325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.456" calcext:value-type="float">
            <text:p>3.45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.474" calcext:value-type="float">
            <text:p>3.4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.492" calcext:value-type="float">
            <text:p>3.49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.528" calcext:value-type="float">
            <text:p>3.52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.546" calcext:value-type="float">
            <text:p>3.54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.564" calcext:value-type="float">
            <text:p>3.56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.582" calcext:value-type="float">
            <text:p>3.5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.618" calcext:value-type="float">
            <text:p>3.61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.636" calcext:value-type="float">
            <text:p>3.63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.654" calcext:value-type="float">
            <text:p>3.65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.672" calcext:value-type="float">
            <text:p>3.67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.708" calcext:value-type="float">
            <text:p>3.7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.726" calcext:value-type="float">
            <text:p>3.726</text:p>
          </table:table-cell>
          <table:table-cell office:value-type="float" office:value="3.00595" calcext:value-type="float">
            <text:p>3.00595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.744" calcext:value-type="float">
            <text:p>3.74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.762" calcext:value-type="float">
            <text:p>3.76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78" calcext:value-type="float">
            <text:p>3.78</text:p>
          </table:table-cell>
          <table:table-cell office:value-type="float" office:value="2.99927" calcext:value-type="float">
            <text:p>2.99927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.798" calcext:value-type="float">
            <text:p>3.79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.816" calcext:value-type="float">
            <text:p>3.816</text:p>
          </table:table-cell>
          <table:table-cell office:value-type="float" office:value="8.99986" calcext:value-type="float">
            <text:p>8.99986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.834" calcext:value-type="float">
            <text:p>3.834</text:p>
          </table:table-cell>
          <table:table-cell office:value-type="float" office:value="3.0007" calcext:value-type="float">
            <text:p>3.0007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852" calcext:value-type="float">
            <text:p>3.85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.87" calcext:value-type="float">
            <text:p>3.87</text:p>
          </table:table-cell>
          <table:table-cell office:value-type="float" office:value="8.99964" calcext:value-type="float">
            <text:p>8.99964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.888" calcext:value-type="float">
            <text:p>3.88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.906" calcext:value-type="float">
            <text:p>3.906</text:p>
          </table:table-cell>
          <table:table-cell office:value-type="float" office:value="3.00714" calcext:value-type="float">
            <text:p>3.00714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.924" calcext:value-type="float">
            <text:p>3.924</text:p>
          </table:table-cell>
          <table:table-cell office:value-type="float" office:value="5.99993" calcext:value-type="float">
            <text:p>5.99993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.942" calcext:value-type="float">
            <text:p>3.942</text:p>
          </table:table-cell>
          <table:table-cell office:value-type="float" office:value="6.00644" calcext:value-type="float">
            <text:p>6.00644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96" calcext:value-type="float">
            <text:p>3.96</text:p>
          </table:table-cell>
          <table:table-cell office:value-type="float" office:value="6.00674" calcext:value-type="float">
            <text:p>6.00674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.978" calcext:value-type="float">
            <text:p>3.97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.996" calcext:value-type="float">
            <text:p>3.996</text:p>
          </table:table-cell>
          <table:table-cell office:value-type="float" office:value="-0.00445977" calcext:value-type="float">
            <text:p>-0.00445977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014" calcext:value-type="float">
            <text:p>4.014</text:p>
          </table:table-cell>
          <table:table-cell office:value-type="float" office:value="0.00134706" calcext:value-type="float">
            <text:p>0.00134706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032" calcext:value-type="float">
            <text:p>4.03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068" calcext:value-type="float">
            <text:p>4.0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086" calcext:value-type="float">
            <text:p>4.08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104" calcext:value-type="float">
            <text:p>4.1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122" calcext:value-type="float">
            <text:p>4.12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14" calcext:value-type="float">
            <text:p>4.14</text:p>
          </table:table-cell>
          <table:table-cell office:value-type="float" office:value="2.999" calcext:value-type="float">
            <text:p>2.999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158" calcext:value-type="float">
            <text:p>4.158</text:p>
          </table:table-cell>
          <table:table-cell office:value-type="float" office:value="5.99946" calcext:value-type="float">
            <text:p>5.99946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176" calcext:value-type="float">
            <text:p>4.17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194" calcext:value-type="float">
            <text:p>4.19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212" calcext:value-type="float">
            <text:p>4.21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248" calcext:value-type="float">
            <text:p>4.248</text:p>
          </table:table-cell>
          <table:table-cell office:value-type="float" office:value="2.99324" calcext:value-type="float">
            <text:p>2.99324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266" calcext:value-type="float">
            <text:p>4.26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284" calcext:value-type="float">
            <text:p>4.28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302" calcext:value-type="float">
            <text:p>4.3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338" calcext:value-type="float">
            <text:p>4.33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356" calcext:value-type="float">
            <text:p>4.35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374" calcext:value-type="float">
            <text:p>4.3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392" calcext:value-type="float">
            <text:p>4.39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428" calcext:value-type="float">
            <text:p>4.42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446" calcext:value-type="float">
            <text:p>4.446</text:p>
          </table:table-cell>
          <table:table-cell office:value-type="float" office:value="5.99715" calcext:value-type="float">
            <text:p>5.99715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464" calcext:value-type="float">
            <text:p>4.464</text:p>
          </table:table-cell>
          <table:table-cell office:value-type="float" office:value="6.00208" calcext:value-type="float">
            <text:p>6.00208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482" calcext:value-type="float">
            <text:p>4.4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5" calcext:value-type="float">
            <text:p>4.5</text:p>
          </table:table-cell>
          <table:table-cell office:value-type="float" office:value="3.00089" calcext:value-type="float">
            <text:p>3.00089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518" calcext:value-type="float">
            <text:p>4.518</text:p>
          </table:table-cell>
          <table:table-cell office:value-type="float" office:value="5.99286" calcext:value-type="float">
            <text:p>5.99286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536" calcext:value-type="float">
            <text:p>4.536</text:p>
          </table:table-cell>
          <table:table-cell office:value-type="float" office:value="3.00124" calcext:value-type="float">
            <text:p>3.00124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554" calcext:value-type="float">
            <text:p>4.55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572" calcext:value-type="float">
            <text:p>4.57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608" calcext:value-type="float">
            <text:p>4.6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626" calcext:value-type="float">
            <text:p>4.62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644" calcext:value-type="float">
            <text:p>4.644</text:p>
          </table:table-cell>
          <table:table-cell office:value-type="float" office:value="-0.00144651" calcext:value-type="float">
            <text:p>-0.00144651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662" calcext:value-type="float">
            <text:p>4.66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698" calcext:value-type="float">
            <text:p>4.69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716" calcext:value-type="float">
            <text:p>4.71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734" calcext:value-type="float">
            <text:p>4.73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752" calcext:value-type="float">
            <text:p>4.75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788" calcext:value-type="float">
            <text:p>4.78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806" calcext:value-type="float">
            <text:p>4.80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824" calcext:value-type="float">
            <text:p>4.824</text:p>
          </table:table-cell>
          <table:table-cell office:value-type="float" office:value="2.9954" calcext:value-type="float">
            <text:p>2.9954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842" calcext:value-type="float">
            <text:p>4.84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878" calcext:value-type="float">
            <text:p>4.87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896" calcext:value-type="float">
            <text:p>4.896</text:p>
          </table:table-cell>
          <table:table-cell office:value-type="float" office:value="6.00093" calcext:value-type="float">
            <text:p>6.00093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914" calcext:value-type="float">
            <text:p>4.91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932" calcext:value-type="float">
            <text:p>4.93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968" calcext:value-type="float">
            <text:p>4.9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986" calcext:value-type="float">
            <text:p>4.98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.004" calcext:value-type="float">
            <text:p>5.0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.022" calcext:value-type="float">
            <text:p>5.02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.058" calcext:value-type="float">
            <text:p>5.0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.076" calcext:value-type="float">
            <text:p>5.07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.094" calcext:value-type="float">
            <text:p>5.094</text:p>
          </table:table-cell>
          <table:table-cell office:value-type="float" office:value="6.00153" calcext:value-type="float">
            <text:p>6.00153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.112" calcext:value-type="float">
            <text:p>5.11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.13" calcext:value-type="float">
            <text:p>5.13</text:p>
          </table:table-cell>
          <table:table-cell office:value-type="float" office:value="-0.00079479" calcext:value-type="float">
            <text:p>-0.00079479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.148" calcext:value-type="float">
            <text:p>5.148</text:p>
          </table:table-cell>
          <table:table-cell office:value-type="float" office:value="2.99476" calcext:value-type="float">
            <text:p>2.99476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.166" calcext:value-type="float">
            <text:p>5.166</text:p>
          </table:table-cell>
          <table:table-cell office:value-type="float" office:value="3.00232" calcext:value-type="float">
            <text:p>3.00232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.184" calcext:value-type="float">
            <text:p>5.18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.202" calcext:value-type="float">
            <text:p>5.2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.238" calcext:value-type="float">
            <text:p>5.23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.256" calcext:value-type="float">
            <text:p>5.25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.274" calcext:value-type="float">
            <text:p>5.2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.292" calcext:value-type="float">
            <text:p>5.292</text:p>
          </table:table-cell>
          <table:table-cell office:value-type="float" office:value="8.99985" calcext:value-type="float">
            <text:p>8.99985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.31" calcext:value-type="float">
            <text:p>5.31</text:p>
          </table:table-cell>
          <table:table-cell office:value-type="float" office:value="5.99799" calcext:value-type="float">
            <text:p>5.99799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.328" calcext:value-type="float">
            <text:p>5.32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.346" calcext:value-type="float">
            <text:p>5.346</text:p>
          </table:table-cell>
          <table:table-cell office:value-type="float" office:value="2.99267" calcext:value-type="float">
            <text:p>2.99267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.364" calcext:value-type="float">
            <text:p>5.36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.382" calcext:value-type="float">
            <text:p>5.3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.418" calcext:value-type="float">
            <text:p>5.41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.436" calcext:value-type="float">
            <text:p>5.43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.454" calcext:value-type="float">
            <text:p>5.45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.472" calcext:value-type="float">
            <text:p>5.47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.508" calcext:value-type="float">
            <text:p>5.5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.526" calcext:value-type="float">
            <text:p>5.52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.544" calcext:value-type="float">
            <text:p>5.54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.562" calcext:value-type="float">
            <text:p>5.562</text:p>
          </table:table-cell>
          <table:table-cell office:value-type="float" office:value="2.99315" calcext:value-type="float">
            <text:p>2.99315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.598" calcext:value-type="float">
            <text:p>5.59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.616" calcext:value-type="float">
            <text:p>5.616</text:p>
          </table:table-cell>
          <table:table-cell office:value-type="float" office:value="3.00688" calcext:value-type="float">
            <text:p>3.00688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.634" calcext:value-type="float">
            <text:p>5.63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.652" calcext:value-type="float">
            <text:p>5.652</text:p>
          </table:table-cell>
          <table:table-cell office:value-type="float" office:value="8.99968" calcext:value-type="float">
            <text:p>8.99968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.688" calcext:value-type="float">
            <text:p>5.688</text:p>
          </table:table-cell>
          <table:table-cell office:value-type="float" office:value="2.99927" calcext:value-type="float">
            <text:p>2.99927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.706" calcext:value-type="float">
            <text:p>5.706</text:p>
          </table:table-cell>
          <table:table-cell office:value-type="float" office:value="5.99676" calcext:value-type="float">
            <text:p>5.99676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.724" calcext:value-type="float">
            <text:p>5.72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.742" calcext:value-type="float">
            <text:p>5.742</text:p>
          </table:table-cell>
          <table:table-cell office:value-type="float" office:value="8.99966" calcext:value-type="float">
            <text:p>8.99966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.778" calcext:value-type="float">
            <text:p>5.77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.796" calcext:value-type="float">
            <text:p>5.79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.814" calcext:value-type="float">
            <text:p>5.81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5.832" calcext:value-type="float">
            <text:p>5.832</text:p>
          </table:table-cell>
          <table:table-cell office:value-type="float" office:value="6.00144" calcext:value-type="float">
            <text:p>6.00144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.868" calcext:value-type="float">
            <text:p>5.8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.886" calcext:value-type="float">
            <text:p>5.88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.904" calcext:value-type="float">
            <text:p>5.9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.922" calcext:value-type="float">
            <text:p>5.922</text:p>
          </table:table-cell>
          <table:table-cell office:value-type="float" office:value="3.00079" calcext:value-type="float">
            <text:p>3.00079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.94" calcext:value-type="float">
            <text:p>5.9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.958" calcext:value-type="float">
            <text:p>5.9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.976" calcext:value-type="float">
            <text:p>5.97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.994" calcext:value-type="float">
            <text:p>5.99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012" calcext:value-type="float">
            <text:p>6.01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03" calcext:value-type="float">
            <text:p>6.03</text:p>
          </table:table-cell>
          <table:table-cell office:value-type="float" office:value="8.99966" calcext:value-type="float">
            <text:p>8.99966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048" calcext:value-type="float">
            <text:p>6.04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066" calcext:value-type="float">
            <text:p>6.06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084" calcext:value-type="float">
            <text:p>6.08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102" calcext:value-type="float">
            <text:p>6.1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138" calcext:value-type="float">
            <text:p>6.13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156" calcext:value-type="float">
            <text:p>6.15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174" calcext:value-type="float">
            <text:p>6.1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192" calcext:value-type="float">
            <text:p>6.192</text:p>
          </table:table-cell>
          <table:table-cell office:value-type="float" office:value="8.99969" calcext:value-type="float">
            <text:p>8.99969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21" calcext:value-type="float">
            <text:p>6.21</text:p>
          </table:table-cell>
          <table:table-cell office:value-type="float" office:value="5.99835" calcext:value-type="float">
            <text:p>5.99835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228" calcext:value-type="float">
            <text:p>6.22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246" calcext:value-type="float">
            <text:p>6.24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264" calcext:value-type="float">
            <text:p>6.264</text:p>
          </table:table-cell>
          <table:table-cell office:value-type="float" office:value="8.99969" calcext:value-type="float">
            <text:p>8.99969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282" calcext:value-type="float">
            <text:p>6.282</text:p>
          </table:table-cell>
          <table:table-cell office:value-type="float" office:value="3.00008" calcext:value-type="float">
            <text:p>3.00008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318" calcext:value-type="float">
            <text:p>6.3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336" calcext:value-type="float">
            <text:p>6.33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354" calcext:value-type="float">
            <text:p>6.354</text:p>
          </table:table-cell>
          <table:table-cell office:value-type="float" office:value="6.0026" calcext:value-type="float">
            <text:p>6.0026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372" calcext:value-type="float">
            <text:p>6.37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39" calcext:value-type="float">
            <text:p>6.39</text:p>
          </table:table-cell>
          <table:table-cell office:value-type="float" office:value="3.00571" calcext:value-type="float">
            <text:p>3.00571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408" calcext:value-type="float">
            <text:p>6.4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426" calcext:value-type="float">
            <text:p>6.42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444" calcext:value-type="float">
            <text:p>6.44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462" calcext:value-type="float">
            <text:p>6.46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498" calcext:value-type="float">
            <text:p>6.498</text:p>
          </table:table-cell>
          <table:table-cell office:value-type="float" office:value="8.99964" calcext:value-type="float">
            <text:p>8.99964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516" calcext:value-type="float">
            <text:p>6.51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534" calcext:value-type="float">
            <text:p>6.534</text:p>
          </table:table-cell>
          <table:table-cell office:value-type="float" office:value="6.00136" calcext:value-type="float">
            <text:p>6.00136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552" calcext:value-type="float">
            <text:p>6.552</text:p>
          </table:table-cell>
          <table:table-cell office:value-type="float" office:value="2.99333" calcext:value-type="float">
            <text:p>2.99333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57" calcext:value-type="float">
            <text:p>6.57</text:p>
          </table:table-cell>
          <table:table-cell office:value-type="float" office:value="2.99475" calcext:value-type="float">
            <text:p>2.99475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588" calcext:value-type="float">
            <text:p>6.58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606" calcext:value-type="float">
            <text:p>6.606</text:p>
          </table:table-cell>
          <table:table-cell office:value-type="float" office:value="2.99652" calcext:value-type="float">
            <text:p>2.99652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24" calcext:value-type="float">
            <text:p>6.62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42" calcext:value-type="float">
            <text:p>6.64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78" calcext:value-type="float">
            <text:p>6.67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96" calcext:value-type="float">
            <text:p>6.69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14" calcext:value-type="float">
            <text:p>6.714</text:p>
          </table:table-cell>
          <table:table-cell office:value-type="float" office:value="5.9935" calcext:value-type="float">
            <text:p>5.9935</text:p>
          </table:table-cell>
          <table:table-cell table:number-columns-repeated="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32" calcext:value-type="float">
            <text:p>6.73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5" calcext:value-type="float">
            <text:p>6.75</text:p>
          </table:table-cell>
          <table:table-cell office:value-type="float" office:value="8.99998" calcext:value-type="float">
            <text:p>8.99998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68" calcext:value-type="float">
            <text:p>6.76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86" calcext:value-type="float">
            <text:p>6.78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804" calcext:value-type="float">
            <text:p>6.80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22" calcext:value-type="float">
            <text:p>6.822</text:p>
          </table:table-cell>
          <table:table-cell office:value-type="float" office:value="8.99968" calcext:value-type="float">
            <text:p>8.99968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84" calcext:value-type="float">
            <text:p>6.8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858" calcext:value-type="float">
            <text:p>6.8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876" calcext:value-type="float">
            <text:p>6.87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94" calcext:value-type="float">
            <text:p>6.894</text:p>
          </table:table-cell>
          <table:table-cell office:value-type="float" office:value="8.99962" calcext:value-type="float">
            <text:p>8.99962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912" calcext:value-type="float">
            <text:p>6.912</text:p>
          </table:table-cell>
          <table:table-cell office:value-type="float" office:value="8.99977" calcext:value-type="float">
            <text:p>8.99977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93" calcext:value-type="float">
            <text:p>6.9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948" calcext:value-type="float">
            <text:p>6.94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966" calcext:value-type="float">
            <text:p>6.96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984" calcext:value-type="float">
            <text:p>6.98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002" calcext:value-type="float">
            <text:p>7.0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038" calcext:value-type="float">
            <text:p>7.038</text:p>
          </table:table-cell>
          <table:table-cell office:value-type="float" office:value="2.99639" calcext:value-type="float">
            <text:p>2.99639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056" calcext:value-type="float">
            <text:p>7.05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074" calcext:value-type="float">
            <text:p>7.074</text:p>
          </table:table-cell>
          <table:table-cell office:value-type="float" office:value="5.99492" calcext:value-type="float">
            <text:p>5.99492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092" calcext:value-type="float">
            <text:p>7.09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11" calcext:value-type="float">
            <text:p>7.1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128" calcext:value-type="float">
            <text:p>7.12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146" calcext:value-type="float">
            <text:p>7.14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164" calcext:value-type="float">
            <text:p>7.164</text:p>
          </table:table-cell>
          <table:table-cell office:value-type="float" office:value="8.99998" calcext:value-type="float">
            <text:p>8.99998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182" calcext:value-type="float">
            <text:p>7.182</text:p>
          </table:table-cell>
          <table:table-cell office:value-type="float" office:value="8.99998" calcext:value-type="float">
            <text:p>8.99998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2" calcext:value-type="float">
            <text:p>7.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218" calcext:value-type="float">
            <text:p>7.2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236" calcext:value-type="float">
            <text:p>7.23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254" calcext:value-type="float">
            <text:p>7.25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272" calcext:value-type="float">
            <text:p>7.27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29" calcext:value-type="float">
            <text:p>7.29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308" calcext:value-type="float">
            <text:p>7.30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326" calcext:value-type="float">
            <text:p>7.326</text:p>
          </table:table-cell>
          <table:table-cell office:value-type="float" office:value="8.99994" calcext:value-type="float">
            <text:p>8.99994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344" calcext:value-type="float">
            <text:p>7.34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362" calcext:value-type="float">
            <text:p>7.362</text:p>
          </table:table-cell>
          <table:table-cell office:value-type="float" office:value="8.99955" calcext:value-type="float">
            <text:p>8.99955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38" calcext:value-type="float">
            <text:p>7.3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398" calcext:value-type="float">
            <text:p>7.398</text:p>
          </table:table-cell>
          <table:table-cell office:value-type="float" office:value="8.99958" calcext:value-type="float">
            <text:p>8.99958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416" calcext:value-type="float">
            <text:p>7.41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434" calcext:value-type="float">
            <text:p>7.434</text:p>
          </table:table-cell>
          <table:table-cell office:value-type="float" office:value="8.98956" calcext:value-type="float">
            <text:p>8.98956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452" calcext:value-type="float">
            <text:p>7.45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47" calcext:value-type="float">
            <text:p>7.4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488" calcext:value-type="float">
            <text:p>7.488</text:p>
          </table:table-cell>
          <table:table-cell office:value-type="float" office:value="6.00332" calcext:value-type="float">
            <text:p>6.00332</text:p>
          </table:table-cell>
          <table:table-cell table:number-columns-repeated="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506" calcext:value-type="float">
            <text:p>7.50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524" calcext:value-type="float">
            <text:p>7.5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542" calcext:value-type="float">
            <text:p>7.54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578" calcext:value-type="float">
            <text:p>7.57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596" calcext:value-type="float">
            <text:p>7.596</text:p>
          </table:table-cell>
          <table:table-cell office:value-type="float" office:value="6.00208" calcext:value-type="float">
            <text:p>6.00208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614" calcext:value-type="float">
            <text:p>7.61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632" calcext:value-type="float">
            <text:p>7.632</text:p>
          </table:table-cell>
          <table:table-cell office:value-type="float" office:value="5.99365" calcext:value-type="float">
            <text:p>5.99365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668" calcext:value-type="float">
            <text:p>7.668</text:p>
          </table:table-cell>
          <table:table-cell office:value-type="float" office:value="6.00139" calcext:value-type="float">
            <text:p>6.00139</text:p>
          </table:table-cell>
          <table:table-cell table:number-columns-repeated="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686" calcext:value-type="float">
            <text:p>7.686</text:p>
          </table:table-cell>
          <table:table-cell office:value-type="float" office:value="5.99421" calcext:value-type="float">
            <text:p>5.99421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704" calcext:value-type="float">
            <text:p>7.70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722" calcext:value-type="float">
            <text:p>7.722</text:p>
          </table:table-cell>
          <table:table-cell office:value-type="float" office:value="6.00035" calcext:value-type="float">
            <text:p>6.00035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74" calcext:value-type="float">
            <text:p>7.74</text:p>
          </table:table-cell>
          <table:table-cell office:value-type="float" office:value="3.00526" calcext:value-type="float">
            <text:p>3.00526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758" calcext:value-type="float">
            <text:p>7.758</text:p>
          </table:table-cell>
          <table:table-cell office:value-type="float" office:value="2.99945" calcext:value-type="float">
            <text:p>2.99945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776" calcext:value-type="float">
            <text:p>7.77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794" calcext:value-type="float">
            <text:p>7.79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812" calcext:value-type="float">
            <text:p>7.81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848" calcext:value-type="float">
            <text:p>7.84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866" calcext:value-type="float">
            <text:p>7.866</text:p>
          </table:table-cell>
          <table:table-cell office:value-type="float" office:value="5.99989" calcext:value-type="float">
            <text:p>5.99989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884" calcext:value-type="float">
            <text:p>7.88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902" calcext:value-type="float">
            <text:p>7.90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92" calcext:value-type="float">
            <text:p>7.9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938" calcext:value-type="float">
            <text:p>7.93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956" calcext:value-type="float">
            <text:p>7.9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974" calcext:value-type="float">
            <text:p>7.97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992" calcext:value-type="float">
            <text:p>7.992</text:p>
          </table:table-cell>
          <table:table-cell office:value-type="float" office:value="8.99968" calcext:value-type="float">
            <text:p>8.99968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.01" calcext:value-type="float">
            <text:p>8.01</text:p>
          </table:table-cell>
          <table:table-cell office:value-type="float" office:value="8.99969" calcext:value-type="float">
            <text:p>8.99969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.028" calcext:value-type="float">
            <text:p>8.02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.046" calcext:value-type="float">
            <text:p>8.04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.064" calcext:value-type="float">
            <text:p>8.06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.082" calcext:value-type="float">
            <text:p>8.0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.118" calcext:value-type="float">
            <text:p>8.11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.136" calcext:value-type="float">
            <text:p>8.13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.154" calcext:value-type="float">
            <text:p>8.15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.172" calcext:value-type="float">
            <text:p>8.17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.19" calcext:value-type="float">
            <text:p>8.19</text:p>
          </table:table-cell>
          <table:table-cell office:value-type="float" office:value="6.00497" calcext:value-type="float">
            <text:p>6.00497</text:p>
          </table:table-cell>
          <table:table-cell table:number-columns-repeated="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.208" calcext:value-type="float">
            <text:p>8.20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.226" calcext:value-type="float">
            <text:p>8.226</text:p>
          </table:table-cell>
          <table:table-cell office:value-type="float" office:value="8.99968" calcext:value-type="float">
            <text:p>8.99968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.244" calcext:value-type="float">
            <text:p>8.244</text:p>
          </table:table-cell>
          <table:table-cell office:value-type="float" office:value="5.99461" calcext:value-type="float">
            <text:p>5.99461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.262" calcext:value-type="float">
            <text:p>8.26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.28" calcext:value-type="float">
            <text:p>8.28</text:p>
          </table:table-cell>
          <table:table-cell office:value-type="float" office:value="8.99954" calcext:value-type="float">
            <text:p>8.99954</text:p>
          </table:table-cell>
          <table:table-cell table:number-columns-repeated="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.298" calcext:value-type="float">
            <text:p>8.298</text:p>
          </table:table-cell>
          <table:table-cell office:value-type="float" office:value="8.99952" calcext:value-type="float">
            <text:p>8.99952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.316" calcext:value-type="float">
            <text:p>8.31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.334" calcext:value-type="float">
            <text:p>8.334</text:p>
          </table:table-cell>
          <table:table-cell office:value-type="float" office:value="8.99989" calcext:value-type="float">
            <text:p>8.99989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.352" calcext:value-type="float">
            <text:p>8.35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.37" calcext:value-type="float">
            <text:p>8.3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.388" calcext:value-type="float">
            <text:p>8.38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.406" calcext:value-type="float">
            <text:p>8.40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.424" calcext:value-type="float">
            <text:p>8.424</text:p>
          </table:table-cell>
          <table:table-cell office:value-type="float" office:value="8.99966" calcext:value-type="float">
            <text:p>8.99966</text:p>
          </table:table-cell>
          <table:table-cell table:number-columns-repeated="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.442" calcext:value-type="float">
            <text:p>8.442</text:p>
          </table:table-cell>
          <table:table-cell office:value-type="float" office:value="8.99976" calcext:value-type="float">
            <text:p>8.99976</text:p>
          </table:table-cell>
          <table:table-cell table:number-columns-repeated="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.46" calcext:value-type="float">
            <text:p>8.46</text:p>
          </table:table-cell>
          <table:table-cell office:value-type="float" office:value="8.99968" calcext:value-type="float">
            <text:p>8.99968</text:p>
          </table:table-cell>
          <table:table-cell table:number-columns-repeated="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.478" calcext:value-type="float">
            <text:p>8.47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.496" calcext:value-type="float">
            <text:p>8.49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.514" calcext:value-type="float">
            <text:p>8.514</text:p>
          </table:table-cell>
          <table:table-cell office:value-type="float" office:value="8.99962" calcext:value-type="float">
            <text:p>8.99962</text:p>
          </table:table-cell>
          <table:table-cell table:number-columns-repeated="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.532" calcext:value-type="float">
            <text:p>8.53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.55" calcext:value-type="float">
            <text:p>8.5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.568" calcext:value-type="float">
            <text:p>8.568</text:p>
          </table:table-cell>
          <table:table-cell office:value-type="float" office:value="8.99998" calcext:value-type="float">
            <text:p>8.99998</text:p>
          </table:table-cell>
          <table:table-cell table:number-columns-repeated="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.586" calcext:value-type="float">
            <text:p>8.58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.604" calcext:value-type="float">
            <text:p>8.604</text:p>
          </table:table-cell>
          <table:table-cell office:value-type="float" office:value="2.99949" calcext:value-type="float">
            <text:p>2.99949</text:p>
          </table:table-cell>
          <table:table-cell table:number-columns-repeated="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.622" calcext:value-type="float">
            <text:p>8.62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.658" calcext:value-type="float">
            <text:p>8.65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.676" calcext:value-type="float">
            <text:p>8.67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.694" calcext:value-type="float">
            <text:p>8.69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.712" calcext:value-type="float">
            <text:p>8.71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.748" calcext:value-type="float">
            <text:p>8.74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.766" calcext:value-type="float">
            <text:p>8.76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.784" calcext:value-type="float">
            <text:p>8.784</text:p>
          </table:table-cell>
          <table:table-cell office:value-type="float" office:value="6.00165" calcext:value-type="float">
            <text:p>6.00165</text:p>
          </table:table-cell>
          <table:table-cell table:number-columns-repeated="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.802" calcext:value-type="float">
            <text:p>8.802</text:p>
          </table:table-cell>
          <table:table-cell office:value-type="float" office:value="2.9955" calcext:value-type="float">
            <text:p>2.9955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.838" calcext:value-type="float">
            <text:p>8.83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.856" calcext:value-type="float">
            <text:p>8.85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.874" calcext:value-type="float">
            <text:p>8.874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.892" calcext:value-type="float">
            <text:p>8.892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.91" calcext:value-type="float">
            <text:p>8.91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.928" calcext:value-type="float">
            <text:p>8.928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.946" calcext:value-type="float">
            <text:p>8.946</text:p>
          </table:table-cell>
          <table:table-cell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.964" calcext:value-type="float">
            <text:p>8.96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.982" calcext:value-type="float">
            <text:p>8.982</text:p>
          </table:table-cell>
          <table:table-cell office:value-type="float" office:value="2.99762" calcext:value-type="float">
            <text:p>2.99762</text:p>
          </table:table-cell>
          <table:table-cell table:number-columns-repeated="5"/>
        </table:table-row>
        <table:table-row table:style-name="ro1" table:number-rows-repeated="1047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6.2988in" svg:height="3.5429in" svg:x="0.9283in" svg:y="0.0394in">
            <draw:object draw:notify-on-update-of-ranges="Sheet1.E2:Sheet1.E2 Sheet1.H2:Sheet1.H2 Sheet1.E3:Sheet1.E3 Sheet1.H3:Sheet1.H3 Sheet1.E4:Sheet1.E4 Sheet1.H4:Sheet1.H4 Sheet1.E5:Sheet1.E5 Sheet1.H5:Sheet1.H5 Sheet1.E6:Sheet1.E6 Sheet1.H6:Sheet1.H6 Sheet1.E7:Sheet1.E7 Sheet1.H7:Sheet1.H7 Sheet1.E8:Sheet1.E8 Sheet1.H8:Sheet1.H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92in" svg:height="3.5378in" svg:x="0.9106in" svg:y="3.7689in">
            <draw:object draw:notify-on-update-of-ranges="Sheet1.B1:Sheet1.B1 Sheet1.B2:Sheet1.B1001 Sheet1.C1:Sheet1.C1 Sheet1.C2:Sheet1.C10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0000-00-00T11:56:29.4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2T12:20:11.229000000</dc:date>
    <meta:generator>LibreOffice/4.1.4.2$Windows_x86 LibreOffice_project/0a0440ccc0227ad9829de5f46be37cfb6edcf72</meta:generator>
    <meta:editing-duration>P0D</meta:editing-duration>
    <meta:editing-cycles>2</meta:editing-cycles>
    <meta:document-statistic meta:table-count="2" meta:cell-count="30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6cm" chart:style-name="ch2">
          <text:p>Total Balls in Bins</text:p>
        </chart:title>
        <chart:legend chart:legend-position="end" svg:x="15.06cm" svg:y="2.616cm" style:legend-expansion="high" chart:style-name="ch3"/>
        <chart:plot-area chart:style-name="ch4" table:cell-range-address="Sheet1.E2:Sheet1.E8 Sheet1.H2:Sheet1.H8" chart:data-source-has-labels="column" svg:x="0.77cm" svg:y="1.635cm" svg:width="13.65cm" svg:height="6.765cm">
          <chartooo:coordinate-region svg:x="1.391cm" svg:y="1.848cm" svg:width="13.029cm" svg:height="6.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H2:Sheet1.H2" chart:label-cell-address="Sheet1.E2:Sheet1.E2" chart:class="chart:bar">
            <chart:data-point/>
          </chart:series>
          <chart:series chart:style-name="ch9" chart:values-cell-range-address="Sheet1.H3:Sheet1.H3" chart:label-cell-address="Sheet1.E3:Sheet1.E3" chart:class="chart:bar">
            <chart:data-point/>
          </chart:series>
          <chart:series chart:style-name="ch10" chart:values-cell-range-address="Sheet1.H4:Sheet1.H4" chart:label-cell-address="Sheet1.E4:Sheet1.E4" chart:class="chart:bar">
            <chart:data-point/>
          </chart:series>
          <chart:series chart:style-name="ch11" chart:values-cell-range-address="Sheet1.H5:Sheet1.H5" chart:label-cell-address="Sheet1.E5:Sheet1.E5" chart:class="chart:bar">
            <chart:data-point/>
          </chart:series>
          <chart:series chart:style-name="ch12" chart:values-cell-range-address="Sheet1.H6:Sheet1.H6" chart:label-cell-address="Sheet1.E6:Sheet1.E6" chart:class="chart:bar">
            <chart:data-point/>
          </chart:series>
          <chart:series chart:style-name="ch13" chart:values-cell-range-address="Sheet1.H7:Sheet1.H7" chart:label-cell-address="Sheet1.E7:Sheet1.E7" chart:class="chart:bar">
            <chart:data-point/>
          </chart:series>
          <chart:series chart:style-name="ch14" chart:values-cell-range-address="Sheet1.H8:Sheet1.H8" chart:label-cell-address="Sheet1.E8:Sheet1.E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E2:Sheet1.E2</svg:desc>
                </draw:g>
              </table:table-cell>
              <table:table-cell office:value-type="float" office:value="83">
                <text:p>83</text:p>
                <draw:g>
                  <svg:desc>Sheet1.H2:Sheet1.H2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E3:Sheet1.E3</svg:desc>
                </draw:g>
              </table:table-cell>
              <table:table-cell office:value-type="float" office:value="40">
                <text:p>40</text:p>
                <draw:g>
                  <svg:desc>Sheet1.H3:Sheet1.H3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E4:Sheet1.E4</svg:desc>
                </draw:g>
              </table:table-cell>
              <table:table-cell office:value-type="float" office:value="56">
                <text:p>56</text:p>
                <draw:g>
                  <svg:desc>Sheet1.H4:Sheet1.H4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Sheet1.E5:Sheet1.E5</svg:desc>
                </draw:g>
              </table:table-cell>
              <table:table-cell office:value-type="float" office:value="61">
                <text:p>61</text:p>
                <draw:g>
                  <svg:desc>Sheet1.H5:Sheet1.H5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E6:Sheet1.E6</svg:desc>
                </draw:g>
              </table:table-cell>
              <table:table-cell office:value-type="float" office:value="56">
                <text:p>56</text:p>
                <draw:g>
                  <svg:desc>Sheet1.H6:Sheet1.H6</svg:desc>
                </draw:g>
              </table:table-cell>
            </table:table-row>
            <table:table-row>
              <table:table-cell office:value-type="string">
                <text:p>5</text:p>
                <draw:g>
                  <svg:desc>Sheet1.E7:Sheet1.E7</svg:desc>
                </draw:g>
              </table:table-cell>
              <table:table-cell office:value-type="float" office:value="37">
                <text:p>37</text:p>
                <draw:g>
                  <svg:desc>Sheet1.H7:Sheet1.H7</svg:desc>
                </draw:g>
              </table:table-cell>
            </table:table-row>
            <table:table-row>
              <table:table-cell office:value-type="string">
                <text:p>6</text:p>
                <draw:g>
                  <svg:desc>Sheet1.E8:Sheet1.E8</svg:desc>
                </draw:g>
              </table:table-cell>
              <table:table-cell office:value-type="float" office:value="76">
                <text:p>76</text:p>
                <draw:g>
                  <svg:desc>Sheet1.H8:Sheet1.H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87cm" xlink:href=".." xlink:type="simple" chart:class="chart:line" chart:style-name="ch1">
        <chart:title svg:x="5.8cm" svg:y="0.315cm" chart:style-name="ch2">
          <text:p>Start -&gt; End Positions</text:p>
        </chart:title>
        <chart:legend chart:legend-position="end" svg:x="12.937cm" svg:y="3.919cm" style:legend-expansion="high" chart:style-name="ch3"/>
        <chart:plot-area chart:style-name="ch4" table:cell-range-address="Sheet1.B1:Sheet1.C1001" chart:data-source-has-labels="row" svg:x="0.77cm" svg:y="1.631cm" svg:width="11.527cm" svg:height="6.757cm">
          <chartooo:coordinate-region svg:x="1.497cm" svg:y="1.843cm" svg:width="10.777cm" svg:height="6.33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01" chart:label-cell-address="Sheet1.B1:Sheet1.B1" chart:class="chart:line">
            <chart:data-point chart:repeated="1000"/>
          </chart:series>
          <chart:series chart:style-name="ch8" chart:values-cell-range-address="Sheet1.C2:Sheet1.C1001" chart:label-cell-address="Sheet1.C1:Sheet1.C1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op Point:</text:p>
                <draw:g>
                  <svg:desc>Sheet1.B1:Sheet1.B1</svg:desc>
                </draw:g>
              </table:table-cell>
              <table:table-cell office:value-type="string">
                <text:p>Result: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">
                <text:p>-9</text:p>
                <draw:g>
                  <svg:desc>Sheet1.B2:Sheet1.B1001</svg:desc>
                </draw:g>
              </table:table-cell>
              <table:table-cell office:value-type="float" office:value="-5.9952">
                <text:p>-5.9952</text:p>
                <draw:g>
                  <svg:desc>Sheet1.C2:Sheet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.982">
                <text:p>-8.982</text:p>
              </table:table-cell>
              <table:table-cell office:value-type="float" office:value="-2.99453">
                <text:p>-2.99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964">
                <text:p>-8.964</text:p>
              </table:table-cell>
              <table:table-cell office:value-type="float" office:value="-8.9997">
                <text:p>-8.9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946">
                <text:p>-8.946</text:p>
              </table:table-cell>
              <table:table-cell office:value-type="float" office:value="-3.00128">
                <text:p>-3.00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928">
                <text:p>-8.928</text:p>
              </table:table-cell>
              <table:table-cell office:value-type="float" office:value="-3.00025">
                <text:p>-3.00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91">
                <text:p>-8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892">
                <text:p>-8.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874">
                <text:p>-8.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856">
                <text:p>-8.856</text:p>
              </table:table-cell>
              <table:table-cell office:value-type="float" office:value="-8.99966">
                <text:p>-8.999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838">
                <text:p>-8.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82">
                <text:p>-8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02">
                <text:p>-8.80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84">
                <text:p>-8.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766">
                <text:p>-8.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748">
                <text:p>-8.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73">
                <text:p>-8.7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712">
                <text:p>-8.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694">
                <text:p>-8.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676">
                <text:p>-8.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658">
                <text:p>-8.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.64">
                <text:p>-8.64</text:p>
              </table:table-cell>
              <table:table-cell office:value-type="float" office:value="-5.99941">
                <text:p>-5.99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.622">
                <text:p>-8.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.604">
                <text:p>-8.604</text:p>
              </table:table-cell>
              <table:table-cell office:value-type="float" office:value="-8.99989">
                <text:p>-8.99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.586">
                <text:p>-8.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.568">
                <text:p>-8.568</text:p>
              </table:table-cell>
              <table:table-cell office:value-type="float" office:value="-8.99987">
                <text:p>-8.999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.55">
                <text:p>-8.55</text:p>
              </table:table-cell>
              <table:table-cell office:value-type="float" office:value="-8.99964">
                <text:p>-8.99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.532">
                <text:p>-8.532</text:p>
              </table:table-cell>
              <table:table-cell office:value-type="float" office:value="-8.99996">
                <text:p>-8.99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8.514">
                <text:p>-8.514</text:p>
              </table:table-cell>
              <table:table-cell office:value-type="float" office:value="-8.99966">
                <text:p>-8.999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.496">
                <text:p>-8.496</text:p>
              </table:table-cell>
              <table:table-cell office:value-type="float" office:value="-8.99969">
                <text:p>-8.999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.478">
                <text:p>-8.478</text:p>
              </table:table-cell>
              <table:table-cell office:value-type="float" office:value="-8.9996">
                <text:p>-8.9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.46">
                <text:p>-8.46</text:p>
              </table:table-cell>
              <table:table-cell office:value-type="float" office:value="-8.99977">
                <text:p>-8.999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.442">
                <text:p>-8.44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.424">
                <text:p>-8.424</text:p>
              </table:table-cell>
              <table:table-cell office:value-type="float" office:value="-8.98923">
                <text:p>-8.989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.406">
                <text:p>-8.406</text:p>
              </table:table-cell>
              <table:table-cell office:value-type="float" office:value="-8.99966">
                <text:p>-8.999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.388">
                <text:p>-8.38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.37">
                <text:p>-8.37</text:p>
              </table:table-cell>
              <table:table-cell office:value-type="float" office:value="-8.99969">
                <text:p>-8.999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.352">
                <text:p>-8.352</text:p>
              </table:table-cell>
              <table:table-cell office:value-type="float" office:value="-8.99973">
                <text:p>-8.99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.334">
                <text:p>-8.334</text:p>
              </table:table-cell>
              <table:table-cell office:value-type="float" office:value="-8.99969">
                <text:p>-8.999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.316">
                <text:p>-8.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.298">
                <text:p>-8.298</text:p>
              </table:table-cell>
              <table:table-cell office:value-type="float" office:value="-8.99998">
                <text:p>-8.99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.28">
                <text:p>-8.2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.262">
                <text:p>-8.26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.244">
                <text:p>-8.24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.226">
                <text:p>-8.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.208">
                <text:p>-8.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.19">
                <text:p>-8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172">
                <text:p>-8.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.154">
                <text:p>-8.154</text:p>
              </table:table-cell>
              <table:table-cell office:value-type="float" office:value="-8.99973">
                <text:p>-8.99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.136">
                <text:p>-8.136</text:p>
              </table:table-cell>
              <table:table-cell office:value-type="float" office:value="-8.99962">
                <text:p>-8.99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8.118">
                <text:p>-8.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.1">
                <text:p>-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8.082">
                <text:p>-8.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.064">
                <text:p>-8.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.046">
                <text:p>-8.046</text:p>
              </table:table-cell>
              <table:table-cell office:value-type="float" office:value="-8.99966">
                <text:p>-8.999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8.028">
                <text:p>-8.028</text:p>
              </table:table-cell>
              <table:table-cell office:value-type="float" office:value="-8.99964">
                <text:p>-8.999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.01">
                <text:p>-8.0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.992">
                <text:p>-7.99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.974">
                <text:p>-7.97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.956">
                <text:p>-7.956</text:p>
              </table:table-cell>
              <table:table-cell office:value-type="float" office:value="-8.99958">
                <text:p>-8.999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.938">
                <text:p>-7.938</text:p>
              </table:table-cell>
              <table:table-cell office:value-type="float" office:value="-8.99994">
                <text:p>-8.999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.92">
                <text:p>-7.9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.902">
                <text:p>-7.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.884">
                <text:p>-7.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.866">
                <text:p>-7.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.848">
                <text:p>-7.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.83">
                <text:p>-7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812">
                <text:p>-7.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.794">
                <text:p>-7.794</text:p>
              </table:table-cell>
              <table:table-cell office:value-type="float" office:value="-2.99423">
                <text:p>-2.994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.776">
                <text:p>-7.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758">
                <text:p>-7.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.74">
                <text:p>-7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.722">
                <text:p>-7.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704">
                <text:p>-7.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686">
                <text:p>-7.68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668">
                <text:p>-7.668</text:p>
              </table:table-cell>
              <table:table-cell office:value-type="float" office:value="-5.99908">
                <text:p>-5.999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65">
                <text:p>-7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632">
                <text:p>-7.63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.614">
                <text:p>-7.614</text:p>
              </table:table-cell>
              <table:table-cell office:value-type="float" office:value="-6.00419">
                <text:p>-6.004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.596">
                <text:p>-7.596</text:p>
              </table:table-cell>
              <table:table-cell office:value-type="float" office:value="-2.99813">
                <text:p>-2.998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.578">
                <text:p>-7.578</text:p>
              </table:table-cell>
              <table:table-cell office:value-type="float" office:value="-6.00105">
                <text:p>-6.001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.56">
                <text:p>-7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7.542">
                <text:p>-7.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.524">
                <text:p>-7.52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.506">
                <text:p>-7.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.488">
                <text:p>-7.488</text:p>
              </table:table-cell>
              <table:table-cell office:value-type="float" office:value="-8.99952">
                <text:p>-8.99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7.47">
                <text:p>-7.47</text:p>
              </table:table-cell>
              <table:table-cell office:value-type="float" office:value="-6.00528">
                <text:p>-6.005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.452">
                <text:p>-7.452</text:p>
              </table:table-cell>
              <table:table-cell office:value-type="float" office:value="-8.99966">
                <text:p>-8.999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.434">
                <text:p>-7.434</text:p>
              </table:table-cell>
              <table:table-cell office:value-type="float" office:value="-8.99985">
                <text:p>-8.999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.416">
                <text:p>-7.41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.398">
                <text:p>-7.39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.38">
                <text:p>-7.3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.362">
                <text:p>-7.362</text:p>
              </table:table-cell>
              <table:table-cell office:value-type="float" office:value="-8.99968">
                <text:p>-8.999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.344">
                <text:p>-7.34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326">
                <text:p>-7.32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.308">
                <text:p>-7.30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.29">
                <text:p>-7.2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.272">
                <text:p>-7.27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.254">
                <text:p>-7.254</text:p>
              </table:table-cell>
              <table:table-cell office:value-type="float" office:value="-8.98966">
                <text:p>-8.989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.236">
                <text:p>-7.236</text:p>
              </table:table-cell>
              <table:table-cell office:value-type="float" office:value="-8.9995">
                <text:p>-8.99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.218">
                <text:p>-7.218</text:p>
              </table:table-cell>
              <table:table-cell office:value-type="float" office:value="-8.9996">
                <text:p>-8.99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.2">
                <text:p>-7.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.182">
                <text:p>-7.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.164">
                <text:p>-7.164</text:p>
              </table:table-cell>
              <table:table-cell office:value-type="float" office:value="-8.99966">
                <text:p>-8.999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.146">
                <text:p>-7.146</text:p>
              </table:table-cell>
              <table:table-cell office:value-type="float" office:value="-8.9996">
                <text:p>-8.99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.128">
                <text:p>-7.12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.11">
                <text:p>-7.11</text:p>
              </table:table-cell>
              <table:table-cell office:value-type="float" office:value="-8.98933">
                <text:p>-8.989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.092">
                <text:p>-7.09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.074">
                <text:p>-7.074</text:p>
              </table:table-cell>
              <table:table-cell office:value-type="float" office:value="-5.99416">
                <text:p>-5.994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.056">
                <text:p>-7.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.038">
                <text:p>-7.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.02">
                <text:p>-7.0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7.002">
                <text:p>-7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.984">
                <text:p>-6.98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.966">
                <text:p>-6.966</text:p>
              </table:table-cell>
              <table:table-cell office:value-type="float" office:value="-8.99969">
                <text:p>-8.99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.948">
                <text:p>-6.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.93">
                <text:p>-6.9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.912">
                <text:p>-6.9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.894">
                <text:p>-6.894</text:p>
              </table:table-cell>
              <table:table-cell office:value-type="float" office:value="-8.99966">
                <text:p>-8.999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.876">
                <text:p>-6.876</text:p>
              </table:table-cell>
              <table:table-cell office:value-type="float" office:value="-8.99958">
                <text:p>-8.999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.858">
                <text:p>-6.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.84">
                <text:p>-6.84</text:p>
              </table:table-cell>
              <table:table-cell office:value-type="float" office:value="-8.99956">
                <text:p>-8.99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.822">
                <text:p>-6.82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.804">
                <text:p>-6.804</text:p>
              </table:table-cell>
              <table:table-cell office:value-type="float" office:value="-8.99969">
                <text:p>-8.999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.786">
                <text:p>-6.78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768">
                <text:p>-6.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.75">
                <text:p>-6.75</text:p>
              </table:table-cell>
              <table:table-cell office:value-type="float" office:value="-8.99964">
                <text:p>-8.999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.732">
                <text:p>-6.73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.714">
                <text:p>-6.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6.696">
                <text:p>-6.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6.678">
                <text:p>-6.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6.66">
                <text:p>-6.66</text:p>
              </table:table-cell>
              <table:table-cell office:value-type="float" office:value="-6.00649">
                <text:p>-6.006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.642">
                <text:p>-6.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.624">
                <text:p>-6.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.606">
                <text:p>-6.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588">
                <text:p>-6.588</text:p>
              </table:table-cell>
              <table:table-cell office:value-type="float" office:value="-6.00019">
                <text:p>-6.000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57">
                <text:p>-6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.552">
                <text:p>-6.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534">
                <text:p>-6.53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.516">
                <text:p>-6.516</text:p>
              </table:table-cell>
              <table:table-cell office:value-type="float" office:value="-8.99966">
                <text:p>-8.999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498">
                <text:p>-6.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.48">
                <text:p>-6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6.462">
                <text:p>-6.462</text:p>
              </table:table-cell>
              <table:table-cell office:value-type="float" office:value="-6.00297">
                <text:p>-6.002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6.444">
                <text:p>-6.444</text:p>
              </table:table-cell>
              <table:table-cell office:value-type="float" office:value="-5.99863">
                <text:p>-5.998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.426">
                <text:p>-6.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.408">
                <text:p>-6.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.39">
                <text:p>-6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.372">
                <text:p>-6.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.354">
                <text:p>-6.354</text:p>
              </table:table-cell>
              <table:table-cell office:value-type="float" office:value="-6.00446">
                <text:p>-6.004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.336">
                <text:p>-6.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.318">
                <text:p>-6.318</text:p>
              </table:table-cell>
              <table:table-cell office:value-type="float" office:value="-5.99994">
                <text:p>-5.999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.3">
                <text:p>-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.282">
                <text:p>-6.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.264">
                <text:p>-6.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.246">
                <text:p>-6.246</text:p>
              </table:table-cell>
              <table:table-cell office:value-type="float" office:value="-2.99785">
                <text:p>-2.997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.228">
                <text:p>-6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.21">
                <text:p>-6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6.192">
                <text:p>-6.192</text:p>
              </table:table-cell>
              <table:table-cell office:value-type="float" office:value="-6.00005">
                <text:p>-6.000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.174">
                <text:p>-6.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6.156">
                <text:p>-6.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6.138">
                <text:p>-6.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6.12">
                <text:p>-6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6.102">
                <text:p>-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.084">
                <text:p>-6.08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.066">
                <text:p>-6.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6.048">
                <text:p>-6.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6.03">
                <text:p>-6.0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.012">
                <text:p>-6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5.994">
                <text:p>-5.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5.976">
                <text:p>-5.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5.958">
                <text:p>-5.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5.94">
                <text:p>-5.94</text:p>
              </table:table-cell>
              <table:table-cell office:value-type="float" office:value="-3.00068">
                <text:p>-3.000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5.922">
                <text:p>-5.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.904">
                <text:p>-5.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.886">
                <text:p>-5.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5.868">
                <text:p>-5.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.85">
                <text:p>-5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5.832">
                <text:p>-5.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5.814">
                <text:p>-5.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5.796">
                <text:p>-5.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5.778">
                <text:p>-5.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.76">
                <text:p>-5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.742">
                <text:p>-5.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5.724">
                <text:p>-5.724</text:p>
              </table:table-cell>
              <table:table-cell office:value-type="float" office:value="-8.99971">
                <text:p>-8.999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.706">
                <text:p>-5.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.688">
                <text:p>-5.688</text:p>
              </table:table-cell>
              <table:table-cell office:value-type="float" office:value="-8.9996">
                <text:p>-8.99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.67">
                <text:p>-5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.652">
                <text:p>-5.652</text:p>
              </table:table-cell>
              <table:table-cell office:value-type="float" office:value="-5.99557">
                <text:p>-5.995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.634">
                <text:p>-5.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.616">
                <text:p>-5.616</text:p>
              </table:table-cell>
              <table:table-cell office:value-type="float" office:value="0.00160299">
                <text:p>0.001602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.598">
                <text:p>-5.59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58">
                <text:p>-5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.562">
                <text:p>-5.562</text:p>
              </table:table-cell>
              <table:table-cell office:value-type="float" office:value="-5.99672">
                <text:p>-5.99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.544">
                <text:p>-5.544</text:p>
              </table:table-cell>
              <table:table-cell office:value-type="float" office:value="-6.00119">
                <text:p>-6.001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.526">
                <text:p>-5.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.508">
                <text:p>-5.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.49">
                <text:p>-5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.472">
                <text:p>-5.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.454">
                <text:p>-5.454</text:p>
              </table:table-cell>
              <table:table-cell office:value-type="float" office:value="-5.99779">
                <text:p>-5.997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.436">
                <text:p>-5.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418">
                <text:p>-5.418</text:p>
              </table:table-cell>
              <table:table-cell office:value-type="float" office:value="-2.99521">
                <text:p>-2.995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5.4">
                <text:p>-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.382">
                <text:p>-5.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.364">
                <text:p>-5.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5.346">
                <text:p>-5.346</text:p>
              </table:table-cell>
              <table:table-cell office:value-type="float" office:value="-6.00096">
                <text:p>-6.000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.328">
                <text:p>-5.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.31">
                <text:p>-5.3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5.292">
                <text:p>-5.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.274">
                <text:p>-5.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5.256">
                <text:p>-5.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5.238">
                <text:p>-5.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5.22">
                <text:p>-5.22</text:p>
              </table:table-cell>
              <table:table-cell office:value-type="float" office:value="-3.00149">
                <text:p>-3.001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5.202">
                <text:p>-5.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5.184">
                <text:p>-5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5.166">
                <text:p>-5.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5.148">
                <text:p>-5.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5.13">
                <text:p>-5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.112">
                <text:p>-5.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.094">
                <text:p>-5.094</text:p>
              </table:table-cell>
              <table:table-cell office:value-type="float" office:value="-6.00347">
                <text:p>-6.003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.076">
                <text:p>-5.076</text:p>
              </table:table-cell>
              <table:table-cell office:value-type="float" office:value="-5.99967">
                <text:p>-5.999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.058">
                <text:p>-5.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.04">
                <text:p>-5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.022">
                <text:p>-5.022</text:p>
              </table:table-cell>
              <table:table-cell office:value-type="float" office:value="-2.99175">
                <text:p>-2.991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.004">
                <text:p>-5.004</text:p>
              </table:table-cell>
              <table:table-cell office:value-type="float" office:value="-6.00153">
                <text:p>-6.001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.986">
                <text:p>-4.986</text:p>
              </table:table-cell>
              <table:table-cell office:value-type="float" office:value="-8.99998">
                <text:p>-8.999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.968">
                <text:p>-4.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.95">
                <text:p>-4.9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.932">
                <text:p>-4.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.914">
                <text:p>-4.914</text:p>
              </table:table-cell>
              <table:table-cell office:value-type="float" office:value="0.00433743">
                <text:p>0.004337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.896">
                <text:p>-4.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.878">
                <text:p>-4.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.86">
                <text:p>-4.86</text:p>
              </table:table-cell>
              <table:table-cell office:value-type="float" office:value="-2.99976">
                <text:p>-2.999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842">
                <text:p>-4.842</text:p>
              </table:table-cell>
              <table:table-cell office:value-type="float" office:value="-2.99894">
                <text:p>-2.998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.824">
                <text:p>-4.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.806">
                <text:p>-4.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.788">
                <text:p>-4.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4.77">
                <text:p>-4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4.752">
                <text:p>-4.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.734">
                <text:p>-4.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4.716">
                <text:p>-4.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4.698">
                <text:p>-4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.68">
                <text:p>-4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.662">
                <text:p>-4.662</text:p>
              </table:table-cell>
              <table:table-cell office:value-type="float" office:value="-2.9999">
                <text:p>-2.99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.644">
                <text:p>-4.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.626">
                <text:p>-4.626</text:p>
              </table:table-cell>
              <table:table-cell office:value-type="float" office:value="-2.99973">
                <text:p>-2.999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.608">
                <text:p>-4.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.59">
                <text:p>-4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4.572">
                <text:p>-4.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.554">
                <text:p>-4.554</text:p>
              </table:table-cell>
              <table:table-cell office:value-type="float" office:value="-2.99176">
                <text:p>-2.991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.536">
                <text:p>-4.536</text:p>
              </table:table-cell>
              <table:table-cell office:value-type="float" office:value="-6.00772">
                <text:p>-6.007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.518">
                <text:p>-4.518</text:p>
              </table:table-cell>
              <table:table-cell office:value-type="float" office:value="-6.00089">
                <text:p>-6.000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4.5">
                <text:p>-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.482">
                <text:p>-4.482</text:p>
              </table:table-cell>
              <table:table-cell office:value-type="float" office:value="-0.000138449">
                <text:p>-0.0001384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4.464">
                <text:p>-4.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.446">
                <text:p>-4.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4.428">
                <text:p>-4.428</text:p>
              </table:table-cell>
              <table:table-cell office:value-type="float" office:value="-2.9992">
                <text:p>-2.99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.41">
                <text:p>-4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.392">
                <text:p>-4.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.374">
                <text:p>-4.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4.356">
                <text:p>-4.356</text:p>
              </table:table-cell>
              <table:table-cell office:value-type="float" office:value="-5.99933">
                <text:p>-5.999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.338">
                <text:p>-4.338</text:p>
              </table:table-cell>
              <table:table-cell office:value-type="float" office:value="-5.99514">
                <text:p>-5.995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.32">
                <text:p>-4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.302">
                <text:p>-4.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4.284">
                <text:p>-4.28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.266">
                <text:p>-4.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.248">
                <text:p>-4.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4.23">
                <text:p>-4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.212">
                <text:p>-4.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.194">
                <text:p>-4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.176">
                <text:p>-4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.158">
                <text:p>-4.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4.14">
                <text:p>-4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4.122">
                <text:p>-4.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4.104">
                <text:p>-4.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.086">
                <text:p>-4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.05">
                <text:p>-4.05</text:p>
              </table:table-cell>
              <table:table-cell office:value-type="float" office:value="-3.004">
                <text:p>-3.0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.032">
                <text:p>-4.032</text:p>
              </table:table-cell>
              <table:table-cell office:value-type="float" office:value="-6.00082">
                <text:p>-6.000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014">
                <text:p>-4.014</text:p>
              </table:table-cell>
              <table:table-cell office:value-type="float" office:value="0.000794436">
                <text:p>0.0007944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996">
                <text:p>-3.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978">
                <text:p>-3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96">
                <text:p>-3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942">
                <text:p>-3.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924">
                <text:p>-3.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906">
                <text:p>-3.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888">
                <text:p>-3.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87">
                <text:p>-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852">
                <text:p>-3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.834">
                <text:p>-3.834</text:p>
              </table:table-cell>
              <table:table-cell office:value-type="float" office:value="-6.00007">
                <text:p>-6.000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3.816">
                <text:p>-3.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3.798">
                <text:p>-3.79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.78">
                <text:p>-3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.762">
                <text:p>-3.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.744">
                <text:p>-3.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.726">
                <text:p>-3.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3.708">
                <text:p>-3.708</text:p>
              </table:table-cell>
              <table:table-cell office:value-type="float" office:value="-6.00665">
                <text:p>-6.006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.69">
                <text:p>-3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.672">
                <text:p>-3.672</text:p>
              </table:table-cell>
              <table:table-cell office:value-type="float" office:value="-5.99251">
                <text:p>-5.992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.654">
                <text:p>-3.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.636">
                <text:p>-3.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.618">
                <text:p>-3.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.6">
                <text:p>-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.582">
                <text:p>-3.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.564">
                <text:p>-3.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.546">
                <text:p>-3.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3.528">
                <text:p>-3.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3.51">
                <text:p>-3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3.492">
                <text:p>-3.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3.474">
                <text:p>-3.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3.456">
                <text:p>-3.456</text:p>
              </table:table-cell>
              <table:table-cell office:value-type="float" office:value="-6.00799">
                <text:p>-6.007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3.438">
                <text:p>-3.438</text:p>
              </table:table-cell>
              <table:table-cell office:value-type="float" office:value="-3.00062">
                <text:p>-3.000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3.42">
                <text:p>-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3.402">
                <text:p>-3.402</text:p>
              </table:table-cell>
              <table:table-cell office:value-type="float" office:value="-2.99969">
                <text:p>-2.999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3.384">
                <text:p>-3.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.366">
                <text:p>-3.366</text:p>
              </table:table-cell>
              <table:table-cell office:value-type="float" office:value="3.00197">
                <text:p>3.001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3.348">
                <text:p>-3.348</text:p>
              </table:table-cell>
              <table:table-cell office:value-type="float" office:value="-3.00635">
                <text:p>-3.006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3.33">
                <text:p>-3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3.312">
                <text:p>-3.312</text:p>
              </table:table-cell>
              <table:table-cell office:value-type="float" office:value="-2.99959">
                <text:p>-2.999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3.294">
                <text:p>-3.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3.276">
                <text:p>-3.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3.258">
                <text:p>-3.258</text:p>
              </table:table-cell>
              <table:table-cell office:value-type="float" office:value="-3.00498">
                <text:p>-3.004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3.24">
                <text:p>-3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.222">
                <text:p>-3.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.204">
                <text:p>-3.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.186">
                <text:p>-3.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.168">
                <text:p>-3.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.15">
                <text:p>-3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.132">
                <text:p>-3.132</text:p>
              </table:table-cell>
              <table:table-cell office:value-type="float" office:value="-2.99414">
                <text:p>-2.994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.114">
                <text:p>-3.114</text:p>
              </table:table-cell>
              <table:table-cell office:value-type="float" office:value="0.00124089">
                <text:p>0.001240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.096">
                <text:p>-3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.078">
                <text:p>-3.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.06">
                <text:p>-3.06</text:p>
              </table:table-cell>
              <table:table-cell office:value-type="float" office:value="-5.99952">
                <text:p>-5.999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3.042">
                <text:p>-3.042</text:p>
              </table:table-cell>
              <table:table-cell office:value-type="float" office:value="0.00558919">
                <text:p>0.005589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3.024">
                <text:p>-3.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.006">
                <text:p>-3.006</text:p>
              </table:table-cell>
              <table:table-cell office:value-type="float" office:value="-6.00059">
                <text:p>-6.000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.988">
                <text:p>-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.97">
                <text:p>-2.97</text:p>
              </table:table-cell>
              <table:table-cell office:value-type="float" office:value="0.00193476">
                <text:p>0.001934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952">
                <text:p>-2.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934">
                <text:p>-2.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.916">
                <text:p>-2.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.898">
                <text:p>-2.898</text:p>
              </table:table-cell>
              <table:table-cell office:value-type="float" office:value="-3.00046">
                <text:p>-3.000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.88">
                <text:p>-2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.862">
                <text:p>-2.862</text:p>
              </table:table-cell>
              <table:table-cell office:value-type="float" office:value="-5.9921">
                <text:p>-5.99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.844">
                <text:p>-2.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.826">
                <text:p>-2.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.808">
                <text:p>-2.808</text:p>
              </table:table-cell>
              <table:table-cell office:value-type="float" office:value="-6.0066">
                <text:p>-6.00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.79">
                <text:p>-2.79</text:p>
              </table:table-cell>
              <table:table-cell office:value-type="float" office:value="-2.99949">
                <text:p>-2.999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.772">
                <text:p>-2.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.754">
                <text:p>-2.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.736">
                <text:p>-2.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.718">
                <text:p>-2.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.7">
                <text:p>-2.7</text:p>
              </table:table-cell>
              <table:table-cell office:value-type="float" office:value="-0.000107709">
                <text:p>-0.0001077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.682">
                <text:p>-2.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.664">
                <text:p>-2.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.646">
                <text:p>-2.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.628">
                <text:p>-2.628</text:p>
              </table:table-cell>
              <table:table-cell office:value-type="float" office:value="-6.00238">
                <text:p>-6.002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.61">
                <text:p>-2.61</text:p>
              </table:table-cell>
              <table:table-cell office:value-type="float" office:value="-5.99966">
                <text:p>-5.999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.592">
                <text:p>-2.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.574">
                <text:p>-2.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.556">
                <text:p>-2.556</text:p>
              </table:table-cell>
              <table:table-cell office:value-type="float" office:value="0.00143521">
                <text:p>0.001435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.538">
                <text:p>-2.538</text:p>
              </table:table-cell>
              <table:table-cell office:value-type="float" office:value="-6.0047">
                <text:p>-6.00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.52">
                <text:p>-2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.502">
                <text:p>-2.502</text:p>
              </table:table-cell>
              <table:table-cell office:value-type="float" office:value="-3.00077">
                <text:p>-3.000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484">
                <text:p>-2.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.466">
                <text:p>-2.466</text:p>
              </table:table-cell>
              <table:table-cell office:value-type="float" office:value="-0.000100178">
                <text:p>-0.0001001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.448">
                <text:p>-2.448</text:p>
              </table:table-cell>
              <table:table-cell office:value-type="float" office:value="-5.99177">
                <text:p>-5.991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.43">
                <text:p>-2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.412">
                <text:p>-2.412</text:p>
              </table:table-cell>
              <table:table-cell office:value-type="float" office:value="-2.99921">
                <text:p>-2.999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.394">
                <text:p>-2.394</text:p>
              </table:table-cell>
              <table:table-cell office:value-type="float" office:value="-2.99994">
                <text:p>-2.999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.376">
                <text:p>-2.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.358">
                <text:p>-2.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.34">
                <text:p>-2.34</text:p>
              </table:table-cell>
              <table:table-cell office:value-type="float" office:value="3.00232">
                <text:p>3.002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.322">
                <text:p>-2.322</text:p>
              </table:table-cell>
              <table:table-cell office:value-type="float" office:value="-3.00185">
                <text:p>-3.001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.304">
                <text:p>-2.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.286">
                <text:p>-2.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.268">
                <text:p>-2.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.25">
                <text:p>-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.232">
                <text:p>-2.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.214">
                <text:p>-2.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.196">
                <text:p>-2.196</text:p>
              </table:table-cell>
              <table:table-cell office:value-type="float" office:value="3.00706">
                <text:p>3.007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.178">
                <text:p>-2.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.16">
                <text:p>-2.16</text:p>
              </table:table-cell>
              <table:table-cell office:value-type="float" office:value="-0.000852815">
                <text:p>-0.0008528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.142">
                <text:p>-2.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.124">
                <text:p>-2.124</text:p>
              </table:table-cell>
              <table:table-cell office:value-type="float" office:value="-3.00246">
                <text:p>-3.002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.106">
                <text:p>-2.106</text:p>
              </table:table-cell>
              <table:table-cell office:value-type="float" office:value="-3.00052">
                <text:p>-3.000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.088">
                <text:p>-2.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.07">
                <text:p>-2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.052">
                <text:p>-2.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.034">
                <text:p>-2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.016">
                <text:p>-2.016</text:p>
              </table:table-cell>
              <table:table-cell office:value-type="float" office:value="-3.00158">
                <text:p>-3.001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998">
                <text:p>-1.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98">
                <text:p>-1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962">
                <text:p>-1.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944">
                <text:p>-1.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926">
                <text:p>-1.926</text:p>
              </table:table-cell>
              <table:table-cell office:value-type="float" office:value="-2.99234">
                <text:p>-2.992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908">
                <text:p>-1.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89">
                <text:p>-1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872">
                <text:p>-1.872</text:p>
              </table:table-cell>
              <table:table-cell office:value-type="float" office:value="-3.0012">
                <text:p>-3.00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854">
                <text:p>-1.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836">
                <text:p>-1.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818">
                <text:p>-1.818</text:p>
              </table:table-cell>
              <table:table-cell office:value-type="float" office:value="0.0068337">
                <text:p>0.00683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8">
                <text:p>-1.8</text:p>
              </table:table-cell>
              <table:table-cell office:value-type="float" office:value="-3.0023">
                <text:p>-3.00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782">
                <text:p>-1.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764">
                <text:p>-1.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746">
                <text:p>-1.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728">
                <text:p>-1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71">
                <text:p>-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692">
                <text:p>-1.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674">
                <text:p>-1.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656">
                <text:p>-1.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638">
                <text:p>-1.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62">
                <text:p>-1.62</text:p>
              </table:table-cell>
              <table:table-cell office:value-type="float" office:value="0.000239106">
                <text:p>0.0002391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602">
                <text:p>-1.602</text:p>
              </table:table-cell>
              <table:table-cell office:value-type="float" office:value="2.99856">
                <text:p>2.998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584">
                <text:p>-1.584</text:p>
              </table:table-cell>
              <table:table-cell office:value-type="float" office:value="0.00626015">
                <text:p>0.006260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566">
                <text:p>-1.566</text:p>
              </table:table-cell>
              <table:table-cell office:value-type="float" office:value="3.00672">
                <text:p>3.006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548">
                <text:p>-1.548</text:p>
              </table:table-cell>
              <table:table-cell office:value-type="float" office:value="0.00444793">
                <text:p>0.004447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53">
                <text:p>-1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512">
                <text:p>-1.5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494">
                <text:p>-1.494</text:p>
              </table:table-cell>
              <table:table-cell office:value-type="float" office:value="0.00265324">
                <text:p>0.002653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476">
                <text:p>-1.476</text:p>
              </table:table-cell>
              <table:table-cell office:value-type="float" office:value="3.00011">
                <text:p>3.000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458">
                <text:p>-1.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44">
                <text:p>-1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422">
                <text:p>-1.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404">
                <text:p>-1.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386">
                <text:p>-1.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.368">
                <text:p>-1.368</text:p>
              </table:table-cell>
              <table:table-cell office:value-type="float" office:value="0.000220411">
                <text:p>0.0002204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35">
                <text:p>-1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332">
                <text:p>-1.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314">
                <text:p>-1.314</text:p>
              </table:table-cell>
              <table:table-cell office:value-type="float" office:value="-5.99995">
                <text:p>-5.999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296">
                <text:p>-1.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278">
                <text:p>-1.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26">
                <text:p>-1.26</text:p>
              </table:table-cell>
              <table:table-cell office:value-type="float" office:value="-2.99778">
                <text:p>-2.997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242">
                <text:p>-1.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.224">
                <text:p>-1.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.206">
                <text:p>-1.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188">
                <text:p>-1.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17">
                <text:p>-1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152">
                <text:p>-1.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134">
                <text:p>-1.134</text:p>
              </table:table-cell>
              <table:table-cell office:value-type="float" office:value="0.000806012">
                <text:p>0.0008060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116">
                <text:p>-1.116</text:p>
              </table:table-cell>
              <table:table-cell office:value-type="float" office:value="-3.00508">
                <text:p>-3.005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098">
                <text:p>-1.098</text:p>
              </table:table-cell>
              <table:table-cell office:value-type="float" office:value="0.00134895">
                <text:p>0.001348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08">
                <text:p>-1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062">
                <text:p>-1.062</text:p>
              </table:table-cell>
              <table:table-cell office:value-type="float" office:value="-0.00000523954">
                <text:p>-0.000005239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044">
                <text:p>-1.044</text:p>
              </table:table-cell>
              <table:table-cell office:value-type="float" office:value="0.00224411">
                <text:p>0.002244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026">
                <text:p>-1.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008">
                <text:p>-1.008</text:p>
              </table:table-cell>
              <table:table-cell office:value-type="float" office:value="-0.00859518">
                <text:p>-0.008595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99">
                <text:p>-0.99</text:p>
              </table:table-cell>
              <table:table-cell office:value-type="float" office:value="-2.99972">
                <text:p>-2.999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972">
                <text:p>-0.972</text:p>
              </table:table-cell>
              <table:table-cell office:value-type="float" office:value="-3.00083">
                <text:p>-3.000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954">
                <text:p>-0.954</text:p>
              </table:table-cell>
              <table:table-cell office:value-type="float" office:value="-3.0003">
                <text:p>-3.00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936">
                <text:p>-0.936</text:p>
              </table:table-cell>
              <table:table-cell office:value-type="float" office:value="-5.99989">
                <text:p>-5.999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918">
                <text:p>-0.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900001">
                <text:p>-0.9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882">
                <text:p>-0.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864">
                <text:p>-0.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846">
                <text:p>-0.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828">
                <text:p>-0.828</text:p>
              </table:table-cell>
              <table:table-cell office:value-type="float" office:value="0.0000384183">
                <text:p>0.00003841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809999">
                <text:p>-0.80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792">
                <text:p>-0.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774">
                <text:p>-0.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756">
                <text:p>-0.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738">
                <text:p>-0.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72">
                <text:p>-0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702">
                <text:p>-0.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684">
                <text:p>-0.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666">
                <text:p>-0.666</text:p>
              </table:table-cell>
              <table:table-cell office:value-type="float" office:value="-3.00029">
                <text:p>-3.000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648001">
                <text:p>-0.648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63">
                <text:p>-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612">
                <text:p>-0.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594">
                <text:p>-0.594</text:p>
              </table:table-cell>
              <table:table-cell office:value-type="float" office:value="0.00626842">
                <text:p>0.006268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576">
                <text:p>-0.576</text:p>
              </table:table-cell>
              <table:table-cell office:value-type="float" office:value="-0.000169132">
                <text:p>-0.0001691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558">
                <text:p>-0.558</text:p>
              </table:table-cell>
              <table:table-cell office:value-type="float" office:value="-0.00532098">
                <text:p>-0.005320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54">
                <text:p>-0.54</text:p>
              </table:table-cell>
              <table:table-cell office:value-type="float" office:value="0.000247412">
                <text:p>0.0002474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522">
                <text:p>-0.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504">
                <text:p>-0.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486">
                <text:p>-0.486</text:p>
              </table:table-cell>
              <table:table-cell office:value-type="float" office:value="-0.000347187">
                <text:p>-0.0003471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467999">
                <text:p>-0.467999</text:p>
              </table:table-cell>
              <table:table-cell office:value-type="float" office:value="-3.00159">
                <text:p>-3.001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45">
                <text:p>-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432">
                <text:p>-0.432</text:p>
              </table:table-cell>
              <table:table-cell office:value-type="float" office:value="-2.99757">
                <text:p>-2.997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414">
                <text:p>-0.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396">
                <text:p>-0.396</text:p>
              </table:table-cell>
              <table:table-cell office:value-type="float" office:value="0.000947881">
                <text:p>0.00094788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378">
                <text:p>-0.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360001">
                <text:p>-0.36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342">
                <text:p>-0.342</text:p>
              </table:table-cell>
              <table:table-cell office:value-type="float" office:value="-3.00526">
                <text:p>-3.005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324">
                <text:p>-0.324</text:p>
              </table:table-cell>
              <table:table-cell office:value-type="float" office:value="0.00283921">
                <text:p>0.002839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306">
                <text:p>-0.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288">
                <text:p>-0.288</text:p>
              </table:table-cell>
              <table:table-cell office:value-type="float" office:value="3.00073">
                <text:p>3.0007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27">
                <text:p>-0.27</text:p>
              </table:table-cell>
              <table:table-cell office:value-type="float" office:value="-3.00448">
                <text:p>-3.004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252">
                <text:p>-0.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234">
                <text:p>-0.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216">
                <text:p>-0.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198">
                <text:p>-0.198</text:p>
              </table:table-cell>
              <table:table-cell office:value-type="float" office:value="-0.0001638">
                <text:p>-0.000163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18">
                <text:p>-0.18</text:p>
              </table:table-cell>
              <table:table-cell office:value-type="float" office:value="-3.00335">
                <text:p>-3.003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162">
                <text:p>-0.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144">
                <text:p>-0.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126">
                <text:p>-0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108">
                <text:p>-0.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900002">
                <text:p>-0.09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720005">
                <text:p>-0.0720005</text:p>
              </table:table-cell>
              <table:table-cell office:value-type="float" office:value="3.00673">
                <text:p>3.006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539999">
                <text:p>-0.053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360003">
                <text:p>-0.036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179996">
                <text:p>-0.0179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79996">
                <text:p>0.0179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359993">
                <text:p>0.0359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540009">
                <text:p>0.0540009</text:p>
              </table:table-cell>
              <table:table-cell office:value-type="float" office:value="5.99891">
                <text:p>5.998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720005">
                <text:p>0.072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900002">
                <text:p>0.0900002</text:p>
              </table:table-cell>
              <table:table-cell office:value-type="float" office:value="0.00131865">
                <text:p>0.001318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08">
                <text:p>0.108</text:p>
              </table:table-cell>
              <table:table-cell office:value-type="float" office:value="-2.99928">
                <text:p>-2.999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26">
                <text:p>0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44">
                <text:p>0.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62">
                <text:p>0.162</text:p>
              </table:table-cell>
              <table:table-cell office:value-type="float" office:value="-2.99487">
                <text:p>-2.9948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8">
                <text:p>0.18</text:p>
              </table:table-cell>
              <table:table-cell office:value-type="float" office:value="6.00373">
                <text:p>6.003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98">
                <text:p>0.198</text:p>
              </table:table-cell>
              <table:table-cell office:value-type="float" office:value="3.00482">
                <text:p>3.004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16001">
                <text:p>0.216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34">
                <text:p>0.234</text:p>
              </table:table-cell>
              <table:table-cell office:value-type="float" office:value="0.000309666">
                <text:p>0.0003096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52">
                <text:p>0.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7">
                <text:p>0.27</text:p>
              </table:table-cell>
              <table:table-cell office:value-type="float" office:value="3.00824">
                <text:p>3.008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287999">
                <text:p>0.287999</text:p>
              </table:table-cell>
              <table:table-cell office:value-type="float" office:value="3.00182">
                <text:p>3.0018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06001">
                <text:p>0.306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24">
                <text:p>0.324</text:p>
              </table:table-cell>
              <table:table-cell office:value-type="float" office:value="6.00059">
                <text:p>6.000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42">
                <text:p>0.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78">
                <text:p>0.378</text:p>
              </table:table-cell>
              <table:table-cell office:value-type="float" office:value="-3.00808">
                <text:p>-3.008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96">
                <text:p>0.396</text:p>
              </table:table-cell>
              <table:table-cell office:value-type="float" office:value="-3.00035">
                <text:p>-3.000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14">
                <text:p>0.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32">
                <text:p>0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5">
                <text:p>0.45</text:p>
              </table:table-cell>
              <table:table-cell office:value-type="float" office:value="-0.000428231">
                <text:p>-0.0004282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86">
                <text:p>0.486</text:p>
              </table:table-cell>
              <table:table-cell office:value-type="float" office:value="0.00291967">
                <text:p>0.002919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21999">
                <text:p>0.521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9999">
                <text:p>0.539999</text:p>
              </table:table-cell>
              <table:table-cell office:value-type="float" office:value="-0.00366167">
                <text:p>-0.003661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58001">
                <text:p>0.558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76">
                <text:p>0.576</text:p>
              </table:table-cell>
              <table:table-cell office:value-type="float" office:value="0.000454261">
                <text:p>0.0004542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94">
                <text:p>0.594</text:p>
              </table:table-cell>
              <table:table-cell office:value-type="float" office:value="2.99836">
                <text:p>2.9983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12">
                <text:p>0.612</text:p>
              </table:table-cell>
              <table:table-cell office:value-type="float" office:value="3.00228">
                <text:p>3.002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48001">
                <text:p>0.648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66">
                <text:p>0.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684">
                <text:p>0.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702">
                <text:p>0.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72">
                <text:p>0.72</text:p>
              </table:table-cell>
              <table:table-cell office:value-type="float" office:value="0.000233773">
                <text:p>0.0002337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738">
                <text:p>0.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756">
                <text:p>0.756</text:p>
              </table:table-cell>
              <table:table-cell office:value-type="float" office:value="-0.000261483">
                <text:p>-0.00026148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774">
                <text:p>0.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792001">
                <text:p>0.792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28">
                <text:p>0.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46">
                <text:p>0.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63999">
                <text:p>0.863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82">
                <text:p>0.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00001">
                <text:p>0.9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18">
                <text:p>0.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36">
                <text:p>0.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54">
                <text:p>0.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72">
                <text:p>0.972</text:p>
              </table:table-cell>
              <table:table-cell office:value-type="float" office:value="2.99997">
                <text:p>2.999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008">
                <text:p>1.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26">
                <text:p>1.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044">
                <text:p>1.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062">
                <text:p>1.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08">
                <text:p>1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098">
                <text:p>1.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16">
                <text:p>1.116</text:p>
              </table:table-cell>
              <table:table-cell office:value-type="float" office:value="2.99924">
                <text:p>2.999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34">
                <text:p>1.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152">
                <text:p>1.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7">
                <text:p>1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88">
                <text:p>1.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206">
                <text:p>1.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224">
                <text:p>1.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242">
                <text:p>1.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26">
                <text:p>1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278">
                <text:p>1.278</text:p>
              </table:table-cell>
              <table:table-cell office:value-type="float" office:value="2.99905">
                <text:p>2.999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296">
                <text:p>1.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314">
                <text:p>1.314</text:p>
              </table:table-cell>
              <table:table-cell office:value-type="float" office:value="-0.00812032">
                <text:p>-0.008120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332">
                <text:p>1.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35">
                <text:p>1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368">
                <text:p>1.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386">
                <text:p>1.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404">
                <text:p>1.404</text:p>
              </table:table-cell>
              <table:table-cell office:value-type="float" office:value="5.99783">
                <text:p>5.9978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422">
                <text:p>1.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44">
                <text:p>1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458">
                <text:p>1.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476">
                <text:p>1.476</text:p>
              </table:table-cell>
              <table:table-cell office:value-type="float" office:value="-3.00359">
                <text:p>-3.003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494">
                <text:p>1.494</text:p>
              </table:table-cell>
              <table:table-cell office:value-type="float" office:value="-3.00341">
                <text:p>-3.003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512">
                <text:p>1.512</text:p>
              </table:table-cell>
              <table:table-cell office:value-type="float" office:value="3.00174">
                <text:p>3.0017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53">
                <text:p>1.53</text:p>
              </table:table-cell>
              <table:table-cell office:value-type="float" office:value="2.99778">
                <text:p>2.997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548">
                <text:p>1.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566">
                <text:p>1.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584">
                <text:p>1.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602">
                <text:p>1.602</text:p>
              </table:table-cell>
              <table:table-cell office:value-type="float" office:value="-3.00631">
                <text:p>-3.006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62">
                <text:p>1.62</text:p>
              </table:table-cell>
              <table:table-cell office:value-type="float" office:value="-0.000153713">
                <text:p>-0.0001537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638">
                <text:p>1.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656">
                <text:p>1.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674">
                <text:p>1.674</text:p>
              </table:table-cell>
              <table:table-cell office:value-type="float" office:value="2.9996">
                <text:p>2.99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692">
                <text:p>1.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728">
                <text:p>1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746">
                <text:p>1.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764">
                <text:p>1.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782">
                <text:p>1.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18">
                <text:p>1.818</text:p>
              </table:table-cell>
              <table:table-cell office:value-type="float" office:value="0.0013599">
                <text:p>0.00135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836">
                <text:p>1.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854">
                <text:p>1.854</text:p>
              </table:table-cell>
              <table:table-cell office:value-type="float" office:value="-0.000561399">
                <text:p>-0.00056139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72">
                <text:p>1.872</text:p>
              </table:table-cell>
              <table:table-cell office:value-type="float" office:value="0.00654248">
                <text:p>0.0065424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908">
                <text:p>1.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926">
                <text:p>1.926</text:p>
              </table:table-cell>
              <table:table-cell office:value-type="float" office:value="2.99471">
                <text:p>2.9947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944">
                <text:p>1.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962">
                <text:p>1.962</text:p>
              </table:table-cell>
              <table:table-cell office:value-type="float" office:value="-0.00117922">
                <text:p>-0.0011792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98">
                <text:p>1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998">
                <text:p>1.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016">
                <text:p>2.016</text:p>
              </table:table-cell>
              <table:table-cell office:value-type="float" office:value="-0.00274099">
                <text:p>-0.0027409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034">
                <text:p>2.034</text:p>
              </table:table-cell>
              <table:table-cell office:value-type="float" office:value="3.00817">
                <text:p>3.008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.052">
                <text:p>2.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.07">
                <text:p>2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088">
                <text:p>2.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106">
                <text:p>2.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124">
                <text:p>2.124</text:p>
              </table:table-cell>
              <table:table-cell office:value-type="float" office:value="0.000298561">
                <text:p>0.0002985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142">
                <text:p>2.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.16">
                <text:p>2.16</text:p>
              </table:table-cell>
              <table:table-cell office:value-type="float" office:value="0.0014079">
                <text:p>0.00140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178">
                <text:p>2.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.196">
                <text:p>2.196</text:p>
              </table:table-cell>
              <table:table-cell office:value-type="float" office:value="-3.00161">
                <text:p>-3.0016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214">
                <text:p>2.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232">
                <text:p>2.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.268">
                <text:p>2.268</text:p>
              </table:table-cell>
              <table:table-cell office:value-type="float" office:value="-2.99955">
                <text:p>-2.999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286">
                <text:p>2.286</text:p>
              </table:table-cell>
              <table:table-cell office:value-type="float" office:value="6.00014">
                <text:p>6.000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304">
                <text:p>2.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322">
                <text:p>2.322</text:p>
              </table:table-cell>
              <table:table-cell office:value-type="float" office:value="2.9913">
                <text:p>2.99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34">
                <text:p>2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358">
                <text:p>2.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376">
                <text:p>2.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394">
                <text:p>2.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412">
                <text:p>2.412</text:p>
              </table:table-cell>
              <table:table-cell office:value-type="float" office:value="-0.00393521">
                <text:p>-0.003935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43">
                <text:p>2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448">
                <text:p>2.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466">
                <text:p>2.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484">
                <text:p>2.484</text:p>
              </table:table-cell>
              <table:table-cell office:value-type="float" office:value="2.99987">
                <text:p>2.9998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502">
                <text:p>2.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52">
                <text:p>2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538">
                <text:p>2.538</text:p>
              </table:table-cell>
              <table:table-cell office:value-type="float" office:value="5.9955">
                <text:p>5.99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556">
                <text:p>2.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574">
                <text:p>2.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592">
                <text:p>2.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61">
                <text:p>2.61</text:p>
              </table:table-cell>
              <table:table-cell office:value-type="float" office:value="2.99612">
                <text:p>2.996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628">
                <text:p>2.628</text:p>
              </table:table-cell>
              <table:table-cell office:value-type="float" office:value="-0.00650569">
                <text:p>-0.0065056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646">
                <text:p>2.6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664">
                <text:p>2.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682">
                <text:p>2.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718">
                <text:p>2.718</text:p>
              </table:table-cell>
              <table:table-cell office:value-type="float" office:value="6.00302">
                <text:p>6.0030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736">
                <text:p>2.736</text:p>
              </table:table-cell>
              <table:table-cell office:value-type="float" office:value="0.00716715">
                <text:p>0.007167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754">
                <text:p>2.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772">
                <text:p>2.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79">
                <text:p>2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808">
                <text:p>2.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826">
                <text:p>2.826</text:p>
              </table:table-cell>
              <table:table-cell office:value-type="float" office:value="-3.00056">
                <text:p>-3.000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844">
                <text:p>2.844</text:p>
              </table:table-cell>
              <table:table-cell office:value-type="float" office:value="-3.00377">
                <text:p>-3.0037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862">
                <text:p>2.862</text:p>
              </table:table-cell>
              <table:table-cell office:value-type="float" office:value="6.00509">
                <text:p>6.0050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88">
                <text:p>2.88</text:p>
              </table:table-cell>
              <table:table-cell office:value-type="float" office:value="6.00433">
                <text:p>6.004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898">
                <text:p>2.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916">
                <text:p>2.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934">
                <text:p>2.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952">
                <text:p>2.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97">
                <text:p>2.97</text:p>
              </table:table-cell>
              <table:table-cell office:value-type="float" office:value="-0.000230455">
                <text:p>-0.0002304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988">
                <text:p>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006">
                <text:p>3.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024">
                <text:p>3.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042">
                <text:p>3.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078">
                <text:p>3.078</text:p>
              </table:table-cell>
              <table:table-cell office:value-type="float" office:value="-0.000404172">
                <text:p>-0.0004041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096">
                <text:p>3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114">
                <text:p>3.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132">
                <text:p>3.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168">
                <text:p>3.168</text:p>
              </table:table-cell>
              <table:table-cell office:value-type="float" office:value="3.00827">
                <text:p>3.008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186">
                <text:p>3.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204">
                <text:p>3.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222">
                <text:p>3.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24">
                <text:p>3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258">
                <text:p>3.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276">
                <text:p>3.276</text:p>
              </table:table-cell>
              <table:table-cell office:value-type="float" office:value="3.00011">
                <text:p>3.000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294">
                <text:p>3.294</text:p>
              </table:table-cell>
              <table:table-cell office:value-type="float" office:value="2.99632">
                <text:p>2.996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312">
                <text:p>3.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33">
                <text:p>3.33</text:p>
              </table:table-cell>
              <table:table-cell office:value-type="float" office:value="5.99244">
                <text:p>5.9924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348">
                <text:p>3.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366">
                <text:p>3.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384">
                <text:p>3.384</text:p>
              </table:table-cell>
              <table:table-cell office:value-type="float" office:value="2.99797">
                <text:p>2.997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402">
                <text:p>3.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438">
                <text:p>3.438</text:p>
              </table:table-cell>
              <table:table-cell office:value-type="float" office:value="-0.0038325">
                <text:p>-0.00383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456">
                <text:p>3.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474">
                <text:p>3.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492">
                <text:p>3.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528">
                <text:p>3.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546">
                <text:p>3.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564">
                <text:p>3.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582">
                <text:p>3.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618">
                <text:p>3.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636">
                <text:p>3.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654">
                <text:p>3.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672">
                <text:p>3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708">
                <text:p>3.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726">
                <text:p>3.726</text:p>
              </table:table-cell>
              <table:table-cell office:value-type="float" office:value="3.00595">
                <text:p>3.005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744">
                <text:p>3.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762">
                <text:p>3.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78">
                <text:p>3.78</text:p>
              </table:table-cell>
              <table:table-cell office:value-type="float" office:value="2.99927">
                <text:p>2.999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798">
                <text:p>3.7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816">
                <text:p>3.816</text:p>
              </table:table-cell>
              <table:table-cell office:value-type="float" office:value="8.99986">
                <text:p>8.9998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834">
                <text:p>3.834</text:p>
              </table:table-cell>
              <table:table-cell office:value-type="float" office:value="3.0007">
                <text:p>3.00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852">
                <text:p>3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87">
                <text:p>3.87</text:p>
              </table:table-cell>
              <table:table-cell office:value-type="float" office:value="8.99964">
                <text:p>8.9996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888">
                <text:p>3.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906">
                <text:p>3.906</text:p>
              </table:table-cell>
              <table:table-cell office:value-type="float" office:value="3.00714">
                <text:p>3.007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924">
                <text:p>3.924</text:p>
              </table:table-cell>
              <table:table-cell office:value-type="float" office:value="5.99993">
                <text:p>5.999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942">
                <text:p>3.942</text:p>
              </table:table-cell>
              <table:table-cell office:value-type="float" office:value="6.00644">
                <text:p>6.006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96">
                <text:p>3.96</text:p>
              </table:table-cell>
              <table:table-cell office:value-type="float" office:value="6.00674">
                <text:p>6.0067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978">
                <text:p>3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996">
                <text:p>3.996</text:p>
              </table:table-cell>
              <table:table-cell office:value-type="float" office:value="-0.00445977">
                <text:p>-0.0044597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014">
                <text:p>4.014</text:p>
              </table:table-cell>
              <table:table-cell office:value-type="float" office:value="0.00134706">
                <text:p>0.001347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.032">
                <text:p>4.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.068">
                <text:p>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.086">
                <text:p>4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104">
                <text:p>4.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.122">
                <text:p>4.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.14">
                <text:p>4.14</text:p>
              </table:table-cell>
              <table:table-cell office:value-type="float" office:value="2.999">
                <text:p>2.99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158">
                <text:p>4.158</text:p>
              </table:table-cell>
              <table:table-cell office:value-type="float" office:value="5.99946">
                <text:p>5.9994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.176">
                <text:p>4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.194">
                <text:p>4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.212">
                <text:p>4.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.23">
                <text:p>4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.248">
                <text:p>4.248</text:p>
              </table:table-cell>
              <table:table-cell office:value-type="float" office:value="2.99324">
                <text:p>2.993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.266">
                <text:p>4.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284">
                <text:p>4.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.302">
                <text:p>4.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.32">
                <text:p>4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.338">
                <text:p>4.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.356">
                <text:p>4.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.374">
                <text:p>4.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.392">
                <text:p>4.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.41">
                <text:p>4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.428">
                <text:p>4.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446">
                <text:p>4.446</text:p>
              </table:table-cell>
              <table:table-cell office:value-type="float" office:value="5.99715">
                <text:p>5.997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.464">
                <text:p>4.464</text:p>
              </table:table-cell>
              <table:table-cell office:value-type="float" office:value="6.00208">
                <text:p>6.0020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.482">
                <text:p>4.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5">
                <text:p>4.5</text:p>
              </table:table-cell>
              <table:table-cell office:value-type="float" office:value="3.00089">
                <text:p>3.0008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518">
                <text:p>4.518</text:p>
              </table:table-cell>
              <table:table-cell office:value-type="float" office:value="5.99286">
                <text:p>5.992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536">
                <text:p>4.536</text:p>
              </table:table-cell>
              <table:table-cell office:value-type="float" office:value="3.00124">
                <text:p>3.001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554">
                <text:p>4.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572">
                <text:p>4.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59">
                <text:p>4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608">
                <text:p>4.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626">
                <text:p>4.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644">
                <text:p>4.644</text:p>
              </table:table-cell>
              <table:table-cell office:value-type="float" office:value="-0.00144651">
                <text:p>-0.0014465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662">
                <text:p>4.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68">
                <text:p>4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698">
                <text:p>4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716">
                <text:p>4.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734">
                <text:p>4.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752">
                <text:p>4.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77">
                <text:p>4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788">
                <text:p>4.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806">
                <text:p>4.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824">
                <text:p>4.824</text:p>
              </table:table-cell>
              <table:table-cell office:value-type="float" office:value="2.9954">
                <text:p>2.995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842">
                <text:p>4.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86">
                <text:p>4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878">
                <text:p>4.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896">
                <text:p>4.896</text:p>
              </table:table-cell>
              <table:table-cell office:value-type="float" office:value="6.00093">
                <text:p>6.0009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.914">
                <text:p>4.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932">
                <text:p>4.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95">
                <text:p>4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.968">
                <text:p>4.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986">
                <text:p>4.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.004">
                <text:p>5.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.022">
                <text:p>5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.04">
                <text:p>5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.058">
                <text:p>5.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.076">
                <text:p>5.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.094">
                <text:p>5.094</text:p>
              </table:table-cell>
              <table:table-cell office:value-type="float" office:value="6.00153">
                <text:p>6.0015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.112">
                <text:p>5.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.13">
                <text:p>5.13</text:p>
              </table:table-cell>
              <table:table-cell office:value-type="float" office:value="-0.00079479">
                <text:p>-0.0007947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.148">
                <text:p>5.148</text:p>
              </table:table-cell>
              <table:table-cell office:value-type="float" office:value="2.99476">
                <text:p>2.994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.166">
                <text:p>5.166</text:p>
              </table:table-cell>
              <table:table-cell office:value-type="float" office:value="3.00232">
                <text:p>3.002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.184">
                <text:p>5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.202">
                <text:p>5.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.22">
                <text:p>5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.238">
                <text:p>5.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.256">
                <text:p>5.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.274">
                <text:p>5.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.292">
                <text:p>5.292</text:p>
              </table:table-cell>
              <table:table-cell office:value-type="float" office:value="8.99985">
                <text:p>8.999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.31">
                <text:p>5.31</text:p>
              </table:table-cell>
              <table:table-cell office:value-type="float" office:value="5.99799">
                <text:p>5.9979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.328">
                <text:p>5.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.346">
                <text:p>5.346</text:p>
              </table:table-cell>
              <table:table-cell office:value-type="float" office:value="2.99267">
                <text:p>2.992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.364">
                <text:p>5.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.382">
                <text:p>5.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.418">
                <text:p>5.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.436">
                <text:p>5.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.454">
                <text:p>5.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.472">
                <text:p>5.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.49">
                <text:p>5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.508">
                <text:p>5.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.526">
                <text:p>5.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.544">
                <text:p>5.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.562">
                <text:p>5.562</text:p>
              </table:table-cell>
              <table:table-cell office:value-type="float" office:value="2.99315">
                <text:p>2.993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.58">
                <text:p>5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.598">
                <text:p>5.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.616">
                <text:p>5.616</text:p>
              </table:table-cell>
              <table:table-cell office:value-type="float" office:value="3.00688">
                <text:p>3.0068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.634">
                <text:p>5.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.652">
                <text:p>5.652</text:p>
              </table:table-cell>
              <table:table-cell office:value-type="float" office:value="8.99968">
                <text:p>8.9996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.67">
                <text:p>5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.688">
                <text:p>5.688</text:p>
              </table:table-cell>
              <table:table-cell office:value-type="float" office:value="2.99927">
                <text:p>2.9992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.706">
                <text:p>5.706</text:p>
              </table:table-cell>
              <table:table-cell office:value-type="float" office:value="5.99676">
                <text:p>5.9967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.724">
                <text:p>5.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.742">
                <text:p>5.742</text:p>
              </table:table-cell>
              <table:table-cell office:value-type="float" office:value="8.99966">
                <text:p>8.9996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.76">
                <text:p>5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.778">
                <text:p>5.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.796">
                <text:p>5.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.814">
                <text:p>5.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.832">
                <text:p>5.832</text:p>
              </table:table-cell>
              <table:table-cell office:value-type="float" office:value="6.00144">
                <text:p>6.0014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.85">
                <text:p>5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.868">
                <text:p>5.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.886">
                <text:p>5.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.904">
                <text:p>5.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.922">
                <text:p>5.922</text:p>
              </table:table-cell>
              <table:table-cell office:value-type="float" office:value="3.00079">
                <text:p>3.0007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.94">
                <text:p>5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.958">
                <text:p>5.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.976">
                <text:p>5.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.994">
                <text:p>5.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.012">
                <text:p>6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.03">
                <text:p>6.03</text:p>
              </table:table-cell>
              <table:table-cell office:value-type="float" office:value="8.99966">
                <text:p>8.999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.048">
                <text:p>6.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.066">
                <text:p>6.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.084">
                <text:p>6.0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.102">
                <text:p>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.12">
                <text:p>6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.138">
                <text:p>6.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.156">
                <text:p>6.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.174">
                <text:p>6.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.192">
                <text:p>6.192</text:p>
              </table:table-cell>
              <table:table-cell office:value-type="float" office:value="8.99969">
                <text:p>8.9996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.21">
                <text:p>6.21</text:p>
              </table:table-cell>
              <table:table-cell office:value-type="float" office:value="5.99835">
                <text:p>5.9983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.228">
                <text:p>6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.246">
                <text:p>6.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.264">
                <text:p>6.264</text:p>
              </table:table-cell>
              <table:table-cell office:value-type="float" office:value="8.99969">
                <text:p>8.9996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.282">
                <text:p>6.282</text:p>
              </table:table-cell>
              <table:table-cell office:value-type="float" office:value="3.00008">
                <text:p>3.0000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.318">
                <text:p>6.3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.336">
                <text:p>6.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.354">
                <text:p>6.354</text:p>
              </table:table-cell>
              <table:table-cell office:value-type="float" office:value="6.0026">
                <text:p>6.002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.372">
                <text:p>6.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.39">
                <text:p>6.39</text:p>
              </table:table-cell>
              <table:table-cell office:value-type="float" office:value="3.00571">
                <text:p>3.0057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.408">
                <text:p>6.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.426">
                <text:p>6.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.444">
                <text:p>6.4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.462">
                <text:p>6.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.48">
                <text:p>6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.498">
                <text:p>6.498</text:p>
              </table:table-cell>
              <table:table-cell office:value-type="float" office:value="8.99964">
                <text:p>8.9996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.516">
                <text:p>6.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.534">
                <text:p>6.534</text:p>
              </table:table-cell>
              <table:table-cell office:value-type="float" office:value="6.00136">
                <text:p>6.001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.552">
                <text:p>6.552</text:p>
              </table:table-cell>
              <table:table-cell office:value-type="float" office:value="2.99333">
                <text:p>2.993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.57">
                <text:p>6.57</text:p>
              </table:table-cell>
              <table:table-cell office:value-type="float" office:value="2.99475">
                <text:p>2.994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.588">
                <text:p>6.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.606">
                <text:p>6.606</text:p>
              </table:table-cell>
              <table:table-cell office:value-type="float" office:value="2.99652">
                <text:p>2.9965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.624">
                <text:p>6.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.642">
                <text:p>6.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.66">
                <text:p>6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.678">
                <text:p>6.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.696">
                <text:p>6.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.714">
                <text:p>6.714</text:p>
              </table:table-cell>
              <table:table-cell office:value-type="float" office:value="5.9935">
                <text:p>5.993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.732">
                <text:p>6.7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.75">
                <text:p>6.75</text:p>
              </table:table-cell>
              <table:table-cell office:value-type="float" office:value="8.99998">
                <text:p>8.9999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.768">
                <text:p>6.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.786">
                <text:p>6.7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.804">
                <text:p>6.8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.822">
                <text:p>6.822</text:p>
              </table:table-cell>
              <table:table-cell office:value-type="float" office:value="8.99968">
                <text:p>8.9996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.84">
                <text:p>6.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.858">
                <text:p>6.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.876">
                <text:p>6.8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.894">
                <text:p>6.894</text:p>
              </table:table-cell>
              <table:table-cell office:value-type="float" office:value="8.99962">
                <text:p>8.999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.912">
                <text:p>6.912</text:p>
              </table:table-cell>
              <table:table-cell office:value-type="float" office:value="8.99977">
                <text:p>8.9997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.93">
                <text:p>6.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.948">
                <text:p>6.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.966">
                <text:p>6.9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.984">
                <text:p>6.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.002">
                <text:p>7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.02">
                <text:p>7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.038">
                <text:p>7.038</text:p>
              </table:table-cell>
              <table:table-cell office:value-type="float" office:value="2.99639">
                <text:p>2.9963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.056">
                <text:p>7.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.074">
                <text:p>7.074</text:p>
              </table:table-cell>
              <table:table-cell office:value-type="float" office:value="5.99492">
                <text:p>5.994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.092">
                <text:p>7.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.11">
                <text:p>7.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.128">
                <text:p>7.1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.146">
                <text:p>7.1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.164">
                <text:p>7.164</text:p>
              </table:table-cell>
              <table:table-cell office:value-type="float" office:value="8.99998">
                <text:p>8.9999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.182">
                <text:p>7.182</text:p>
              </table:table-cell>
              <table:table-cell office:value-type="float" office:value="8.99998">
                <text:p>8.9999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.2">
                <text:p>7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.218">
                <text:p>7.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.236">
                <text:p>7.2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.254">
                <text:p>7.2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.272">
                <text:p>7.2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.29">
                <text:p>7.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.308">
                <text:p>7.3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.326">
                <text:p>7.326</text:p>
              </table:table-cell>
              <table:table-cell office:value-type="float" office:value="8.99994">
                <text:p>8.9999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.344">
                <text:p>7.3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.362">
                <text:p>7.362</text:p>
              </table:table-cell>
              <table:table-cell office:value-type="float" office:value="8.99955">
                <text:p>8.999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.38">
                <text:p>7.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.398">
                <text:p>7.398</text:p>
              </table:table-cell>
              <table:table-cell office:value-type="float" office:value="8.99958">
                <text:p>8.9995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.416">
                <text:p>7.4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.434">
                <text:p>7.434</text:p>
              </table:table-cell>
              <table:table-cell office:value-type="float" office:value="8.98956">
                <text:p>8.9895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.452">
                <text:p>7.4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.47">
                <text:p>7.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.488">
                <text:p>7.488</text:p>
              </table:table-cell>
              <table:table-cell office:value-type="float" office:value="6.00332">
                <text:p>6.003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.506">
                <text:p>7.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.524">
                <text:p>7.5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.542">
                <text:p>7.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.56">
                <text:p>7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.578">
                <text:p>7.5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.596">
                <text:p>7.596</text:p>
              </table:table-cell>
              <table:table-cell office:value-type="float" office:value="6.00208">
                <text:p>6.0020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.614">
                <text:p>7.6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.632">
                <text:p>7.632</text:p>
              </table:table-cell>
              <table:table-cell office:value-type="float" office:value="5.99365">
                <text:p>5.9936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.65">
                <text:p>7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.668">
                <text:p>7.668</text:p>
              </table:table-cell>
              <table:table-cell office:value-type="float" office:value="6.00139">
                <text:p>6.0013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.686">
                <text:p>7.686</text:p>
              </table:table-cell>
              <table:table-cell office:value-type="float" office:value="5.99421">
                <text:p>5.994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.704">
                <text:p>7.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.722">
                <text:p>7.722</text:p>
              </table:table-cell>
              <table:table-cell office:value-type="float" office:value="6.00035">
                <text:p>6.0003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.74">
                <text:p>7.74</text:p>
              </table:table-cell>
              <table:table-cell office:value-type="float" office:value="3.00526">
                <text:p>3.0052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.758">
                <text:p>7.758</text:p>
              </table:table-cell>
              <table:table-cell office:value-type="float" office:value="2.99945">
                <text:p>2.9994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.776">
                <text:p>7.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.794">
                <text:p>7.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.812">
                <text:p>7.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.83">
                <text:p>7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.848">
                <text:p>7.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.866">
                <text:p>7.866</text:p>
              </table:table-cell>
              <table:table-cell office:value-type="float" office:value="5.99989">
                <text:p>5.9998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.884">
                <text:p>7.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.902">
                <text:p>7.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.92">
                <text:p>7.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.938">
                <text:p>7.9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.956">
                <text:p>7.9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.974">
                <text:p>7.9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.992">
                <text:p>7.992</text:p>
              </table:table-cell>
              <table:table-cell office:value-type="float" office:value="8.99968">
                <text:p>8.999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.01">
                <text:p>8.01</text:p>
              </table:table-cell>
              <table:table-cell office:value-type="float" office:value="8.99969">
                <text:p>8.9996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.028">
                <text:p>8.0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.046">
                <text:p>8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.064">
                <text:p>8.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.082">
                <text:p>8.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.118">
                <text:p>8.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.136">
                <text:p>8.1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.154">
                <text:p>8.1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.172">
                <text:p>8.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.19">
                <text:p>8.19</text:p>
              </table:table-cell>
              <table:table-cell office:value-type="float" office:value="6.00497">
                <text:p>6.0049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.208">
                <text:p>8.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.226">
                <text:p>8.226</text:p>
              </table:table-cell>
              <table:table-cell office:value-type="float" office:value="8.99968">
                <text:p>8.999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.244">
                <text:p>8.244</text:p>
              </table:table-cell>
              <table:table-cell office:value-type="float" office:value="5.99461">
                <text:p>5.9946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.262">
                <text:p>8.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.28">
                <text:p>8.28</text:p>
              </table:table-cell>
              <table:table-cell office:value-type="float" office:value="8.99954">
                <text:p>8.999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.298">
                <text:p>8.298</text:p>
              </table:table-cell>
              <table:table-cell office:value-type="float" office:value="8.99952">
                <text:p>8.999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.316">
                <text:p>8.3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.334">
                <text:p>8.334</text:p>
              </table:table-cell>
              <table:table-cell office:value-type="float" office:value="8.99989">
                <text:p>8.999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.352">
                <text:p>8.3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.37">
                <text:p>8.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.388">
                <text:p>8.3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.406">
                <text:p>8.4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.424">
                <text:p>8.424</text:p>
              </table:table-cell>
              <table:table-cell office:value-type="float" office:value="8.99966">
                <text:p>8.9996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.442">
                <text:p>8.442</text:p>
              </table:table-cell>
              <table:table-cell office:value-type="float" office:value="8.99976">
                <text:p>8.9997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.46">
                <text:p>8.46</text:p>
              </table:table-cell>
              <table:table-cell office:value-type="float" office:value="8.99968">
                <text:p>8.999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.478">
                <text:p>8.4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.496">
                <text:p>8.4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.514">
                <text:p>8.514</text:p>
              </table:table-cell>
              <table:table-cell office:value-type="float" office:value="8.99962">
                <text:p>8.9996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.532">
                <text:p>8.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.55">
                <text:p>8.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.568">
                <text:p>8.568</text:p>
              </table:table-cell>
              <table:table-cell office:value-type="float" office:value="8.99998">
                <text:p>8.9999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.586">
                <text:p>8.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.604">
                <text:p>8.604</text:p>
              </table:table-cell>
              <table:table-cell office:value-type="float" office:value="2.99949">
                <text:p>2.999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.622">
                <text:p>8.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.64">
                <text:p>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.658">
                <text:p>8.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.676">
                <text:p>8.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.694">
                <text:p>8.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.712">
                <text:p>8.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.73">
                <text:p>8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.748">
                <text:p>8.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.766">
                <text:p>8.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.784">
                <text:p>8.784</text:p>
              </table:table-cell>
              <table:table-cell office:value-type="float" office:value="6.00165">
                <text:p>6.001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.802">
                <text:p>8.802</text:p>
              </table:table-cell>
              <table:table-cell office:value-type="float" office:value="2.9955">
                <text:p>2.99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.82">
                <text:p>8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.838">
                <text:p>8.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.856">
                <text:p>8.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.874">
                <text:p>8.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.892">
                <text:p>8.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.91">
                <text:p>8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.928">
                <text:p>8.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.946">
                <text:p>8.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.964">
                <text:p>8.9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.982">
                <text:p>8.982</text:p>
              </table:table-cell>
              <table:table-cell office:value-type="float" office:value="2.99762">
                <text:p>2.99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